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4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1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auto-grow-height="false"/>
      <style:paragraph-properties style:writing-mode="lr-tb"/>
    </style:style>
    <style:style style:name="gr15" style:family="graphic" style:parent-style-name="standard">
      <style:graphic-properties draw:textarea-horizontal-align="center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19" style:family="graphic" style:parent-style-name="standard">
      <style:graphic-properties svg:stroke-color="#404040" draw:fill-color="#404040" fo:min-height="0cm" fo:min-width="0cm"/>
      <style:paragraph-properties style:writing-mode="lr-tb"/>
    </style:style>
    <style:style style:name="gr20" style:family="graphic" style:parent-style-name="standard">
      <style:graphic-properties svg:stroke-color="#404040" draw:fill="solid" draw:fill-color="#404040" fo:min-height="0cm" fo:min-width="0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3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0" style:family="graphic" style:parent-style-name="standard">
      <style:graphic-properties draw:marker-start-width="0.5cm" draw:marker-end="" draw:marker-end-width="0.5cm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3" style:family="graphic" style:parent-style-name="standard">
      <style:graphic-properties draw:marker-start-width="0.5cm" draw:marker-end="Arrow" draw:marker-end-width="0.5cm" draw:textarea-horizontal-align="center"/>
    </style:style>
    <style:style style:name="gr34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36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37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9" style:family="graphic" style:parent-style-name="objectwithoutfill">
      <style:graphic-properties draw:marker-end="Concave" draw:fill="none" draw:textarea-horizontal-align="center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2" style:family="graphic" style:parent-style-name="standard">
      <style:graphic-properties draw:marker-end="Concave" draw:textarea-horizontal-align="center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9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51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52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53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55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56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57" style:family="graphic" style:parent-style-name="objectwithoutfill">
      <style:graphic-properties draw:marker-end="Concave" draw:marker-end-width="0.4cm" draw:fill="none"/>
    </style:style>
    <style:style style:name="gr58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61" style:family="graphic" style:parent-style-name="objectwithoutfill">
      <style:graphic-properties draw:marker-end="Circle" draw:marker-end-width="0.75cm" draw:marker-end-center="true" draw:fill="none"/>
    </style:style>
    <style:style style:name="gr62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6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6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6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6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69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70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71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72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7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7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75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76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79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80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8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82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83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4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5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87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88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89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90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93" style:family="graphic" style:parent-style-name="standard">
      <style:graphic-properties draw:marker-end="Arrow"/>
    </style:style>
    <style:style style:name="gr94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95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96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97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98" style:family="graphic" style:parent-style-name="objectwithoutfill">
      <style:graphic-properties draw:marker-end="" draw:fill="none"/>
    </style:style>
    <style:style style:name="gr99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100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10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10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10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107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1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6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9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0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123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125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126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129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130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131" style:family="graphic" style:parent-style-name="standard">
      <style:graphic-properties draw:stroke="none" draw:fill="none" draw:opacity="100%" fo:min-height="0.945cm" draw:shadow-opacity="100%"/>
      <style:paragraph-properties style:writing-mode="lr-tb"/>
    </style:style>
    <style:style style:name="gr132" style:family="graphic" style:parent-style-name="standard">
      <style:graphic-properties draw:opacity="100%" draw:textarea-horizontal-align="center" draw:shadow-opacity="100%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textarea-vertical-align="top" fo:min-height="2.1cm"/>
      <style:paragraph-properties style:writing-mode="lr-tb"/>
    </style:style>
    <style:style style:name="gr134" style:family="graphic" style:parent-style-name="standard">
      <style:graphic-properties svg:stroke-color="#333333" draw:textarea-horizontal-align="center"/>
    </style:style>
    <style:style style:name="gr135" style:family="graphic" style:parent-style-name="standard">
      <style:graphic-properties draw:stroke="none" draw:fill="none" fo:min-height="0.945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right" draw:textarea-vertical-align="top" fo:min-height="2.1cm"/>
      <style:paragraph-properties style:writing-mode="lr-tb"/>
    </style:style>
    <style:style style:name="gr137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38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39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0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1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2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3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4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5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6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147" style:family="graphic" style:parent-style-name="standard">
      <style:graphic-properties draw:marker-end="Arrow"/>
      <style:paragraph-properties style:writing-mode="lr-tb"/>
    </style:style>
    <style:style style:name="gr148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149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150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151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152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4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5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56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7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1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62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63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6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6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66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6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9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70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171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17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173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17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177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17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179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style:writing-mode="lr-tb"/>
      <style:text-properties fo:color="#ffffff" loext:opacity="100%" fo:font-size="32pt" fo:font-weight="bold"/>
    </style:style>
    <style:style style:name="P3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4" style:family="paragraph">
      <style:paragraph-properties style:writing-mode="lr-tb"/>
      <style:text-properties fo:color="#ffffff" loext:opacity="100%" fo:font-size="32pt"/>
    </style:style>
    <style:style style:name="P5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6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style:writing-mode="lr-tb"/>
      <style:text-properties fo:font-weight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weight="bold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style:paragraph-properties fo:text-align="end" style:writing-mode="lr-tb">
        <style:tab-stops/>
      </style:paragraph-properties>
      <style:text-properties fo:font-weight="bold"/>
    </style:style>
    <style:style style:name="P1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6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3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4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6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8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39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0" style:family="paragraph">
      <style:paragraph-properties fo:text-align="center"/>
      <style:text-properties style:use-window-font-color="true" loext:opacity="0%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43" style:family="paragraph">
      <style:paragraph-properties fo:text-align="start"/>
      <style:text-properties fo:font-size="15pt"/>
    </style:style>
    <style:style style:name="P44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51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2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3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4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5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6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c4c4c4"/>
      <style:paragraph-properties fo:text-align="center"/>
      <style:text-properties fo:font-size="15pt"/>
    </style:style>
    <style:style style:name="P6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3" style:family="paragraph">
      <loext:graphic-properties draw:fill="none"/>
      <style:text-properties fo:font-size="15pt"/>
    </style:style>
    <style:style style:name="P6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6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68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69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70" style:family="paragraph">
      <style:paragraph-properties fo:text-align="center"/>
      <style:text-properties fo:font-size="18pt"/>
    </style:style>
    <style:style style:name="P71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2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3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4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5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9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0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1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2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3" style:family="paragraph">
      <loext:graphic-properties draw:fill-color="#333333"/>
      <style:paragraph-properties fo:text-align="center"/>
    </style:style>
    <style:style style:name="P8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5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6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7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8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9" style:family="paragraph">
      <loext:graphic-properties draw:fill-color="#0066cc"/>
      <style:paragraph-properties fo:text-align="center"/>
    </style:style>
    <style:style style:name="P90" style:family="paragraph"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1" style:family="paragraph">
      <loext:graphic-properties draw:fill-color="#95b241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2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3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4" style:family="paragraph"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95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96" style:family="paragraph">
      <loext:graphic-properties draw:fill="none"/>
      <style:paragraph-properties style:writing-mode="lr-tb"/>
    </style:style>
    <style:style style:name="P97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8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9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00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1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3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4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5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7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0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1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2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3" style:family="paragraph">
      <style:text-properties style:font-name="Arial5" fo:font-size="24pt"/>
    </style:style>
    <style:style style:name="P114" style:family="paragraph"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5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6" style:family="paragraph">
      <loext:graphic-properties draw:fill-color="#b62118"/>
      <style:text-properties style:font-name="Arial5" fo:font-size="24pt"/>
    </style:style>
    <style:style style:name="P117" style:family="paragraph">
      <loext:graphic-properties draw:fill-color="#b62118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8" style:family="paragraph">
      <style:paragraph-properties fo:text-align="center" style:writing-mode="lr-tb"/>
      <style:text-properties fo:color="#ffffff" loext:opacity="100%" style:font-name="Arial5" fo:font-size="24pt" style:font-size-asian="24pt" style:font-size-complex="24pt"/>
    </style:style>
    <style:style style:name="P119" style:family="paragraph">
      <loext:graphic-properties draw:fill-color="#b62118"/>
      <style:paragraph-properties fo:text-align="center" style:writing-mode="lr-tb"/>
      <style:text-properties fo:color="#ffffff" loext:opacity="100%" style:font-name="Arial5" fo:font-size="24pt" style:font-size-asian="24pt" style:font-size-complex="24pt"/>
    </style:style>
    <style:style style:name="P120" style:family="paragraph">
      <style:paragraph-properties fo:text-align="center" style:writing-mode="lr-tb"/>
      <style:text-properties fo:color="#ffffff" loext:opacity="100%" style:font-name="Arial5" fo:font-size="24pt"/>
    </style:style>
    <style:style style:name="P121" style:family="paragraph">
      <loext:graphic-properties draw:fill-color="#808080"/>
      <style:paragraph-properties fo:text-align="center" style:writing-mode="lr-tb"/>
      <style:text-properties fo:color="#ffffff" loext:opacity="100%" style:font-name="Arial5" fo:font-size="24pt"/>
    </style:style>
    <style:style style:name="P122" style:family="paragraph">
      <loext:graphic-properties draw:fill-color="#95b241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23" style:family="paragraph">
      <loext:graphic-properties draw:fill-color="#808080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24" style:family="paragraph">
      <loext:graphic-properties draw:fill-color="#b62118" draw:opacity="100%"/>
    </style:style>
    <style:style style:name="P125" style:family="paragraph">
      <loext:graphic-properties draw:fill-color="#95b241" draw:opacity="100%"/>
    </style:style>
    <style:style style:name="P126" style:family="paragraph">
      <loext:graphic-properties draw:opacity="100%"/>
      <style:paragraph-properties fo:text-align="center"/>
    </style:style>
    <style:style style:name="P127" style:family="paragraph">
      <loext:graphic-properties draw:fill="none" draw:opacity="100%"/>
      <style:paragraph-properties fo:text-align="end" style:writing-mode="lr-tb"/>
    </style:style>
    <style:style style:name="P128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1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2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3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4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5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6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7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8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9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40" style:family="paragraph">
      <style:paragraph-properties fo:text-align="start" style:writing-mode="lr-tb"/>
      <style:text-properties fo:font-size="15pt" style:font-size-asian="15pt" style:font-size-complex="15pt"/>
    </style:style>
    <style:style style:name="P141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142" style:family="paragraph">
      <style:paragraph-properties fo:text-align="end" style:writing-mode="lr-tb"/>
      <style:text-properties fo:font-size="15pt" style:font-size-asian="15pt" style:font-size-complex="15pt"/>
    </style:style>
    <style:style style:name="P143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4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5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48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49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50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1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2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3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4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5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6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7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8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9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60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1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3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4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5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66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7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8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69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70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1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3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4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5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32pt" fo:font-weight="bold" style:font-weight-asian="bold" style:font-weight-complex="bold"/>
    </style:style>
    <style:style style:name="T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ff" loext:opacity="100%" fo:font-size="18pt" style:font-size-asian="18pt" style:font-size-complex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5pt" style:font-size-asian="18pt" style:font-size-complex="18pt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5pt" style:font-size-asian="18pt" style:font-size-complex="18pt"/>
    </style:style>
    <style:style style:name="T2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fo:font-size="18pt" fo:font-weight="bold" style:font-weight-asian="bold" style:font-weight-complex="bold"/>
    </style:style>
    <style:style style:name="T25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26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27" style:family="text"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T28" style:family="text"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ffff" loext:opacity="100%" style:font-name="Arial5" fo:font-size="24pt" style:font-size-asian="24pt" style:font-size-complex="24pt"/>
    </style:style>
    <style:style style:name="T33" style:family="text">
      <style:text-properties fo:color="#ffffff" loext:opacity="100%" style:font-name="Arial5" fo:font-size="24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36" style:family="text">
      <style:text-properties fo:color="#ffffff" loext:opacity="100%" fo:font-size="15pt" fo:font-weight="bold" style:font-size-asian="15pt" style:font-size-complex="15pt"/>
    </style:style>
    <style:style style:name="T3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8" style:family="text">
      <style:text-properties fo:font-size="15pt" fo:font-weight="bold" style:font-size-asian="15pt" style:font-size-complex="15pt"/>
    </style:style>
    <style:style style:name="T39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A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B</text:span></text:p>
            <text:p><text:span text:style-name="T1"/></text:p>
            <text:p><text:span text:style-name="T1">Project Management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line draw:style-name="gr2" draw:layer="layout" svg:x1="11cm" svg:y1="11.5cm" svg:x2="14cm" svg:y2="7cm">
            <text:p/>
          </draw:line>
          <draw:line draw:style-name="gr2" draw:layer="layout" svg:x1="14cm" svg:y1="7cm" svg:x2="17cm" svg:y2="11.5cm">
            <text:p/>
          </draw:line>
          <draw:line draw:style-name="gr2" draw:layer="layout" svg:x1="11cm" svg:y1="11.5cm" svg:x2="17cm" svg:y2="11.5cm">
            <text:p/>
          </draw:line>
          <draw:custom-shape draw:style-name="gr3" draw:text-style-name="P3" draw:layer="layout" svg:width="3cm" svg:height="3cm" svg:x="15.5cm" svg:y="10cm">
            <text:p text:style-name="P2"><text:span text:style-name="T2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3cm" svg:height="3cm" svg:x="12.5cm" svg:y="5.5cm">
            <text:p text:style-name="P4"><text:span text:style-name="T2">P</text:span><text:span text:style-name="T2">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3cm" svg:height="3cm" svg:x="9.5cm" svg:y="10cm">
            <text:p text:style-name="P6"><text:span text:style-name="T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8" draw:layer="layout" svg:width="8cm" svg:height="3cm" svg:x="10cm" svg:y="2.5cm">
            <draw:text-box>
              <text:p><text:span text:style-name="T4">Product</text:span><text:span text:style-name="T4"><text:line-break/></text:span><text:span text:style-name="T4">Owner</text:span></text:p>
            </draw:text-box>
          </draw:frame>
          <draw:frame draw:style-name="gr7" draw:text-style-name="P10" draw:layer="layout" svg:width="8cm" svg:height="3cm" svg:x="19cm" svg:y="10cm">
            <draw:text-box>
              <text:p text:style-name="P9"><text:span text:style-name="T4">Scrum</text:span><text:span text:style-name="T4"><text:line-break/></text:span><text:span text:style-name="T4">Master</text:span></text:p>
            </draw:text-box>
          </draw:frame>
          <draw:frame draw:style-name="gr8" draw:text-style-name="P12" draw:layer="layout" svg:width="8cm" svg:height="3cm" svg:x="1cm" svg:y="10cm">
            <draw:text-box>
              <text:p text:style-name="P11"><text:span text:style-name="T4">Software</text:span></text:p>
              <text:p text:style-name="P11"><text:span text:style-name="T4">Developer</text:span></text:p>
            </draw:text-box>
          </draw:frame>
        </draw:g>
      </draw:page>
      <draw:page draw:name="page4" draw:style-name="dp1" draw:master-page-name="Default">
        <office:forms form:automatic-focus="false" form:apply-design-mode="false"/>
        <draw:g>
          <draw:g>
            <draw:g>
              <draw:custom-shape draw:style-name="gr9" draw:text-style-name="P14" draw:layer="layout" svg:width="2.5cm" svg:height="2cm" svg:x="3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5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6" draw:layer="layout" svg:width="2.5cm" svg:height="2cm" svg:x="7.5cm" svg:y="9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14" draw:layer="layout" svg:width="2.5cm" svg:height="2cm" svg:x="17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19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8" draw:layer="layout" svg:width="2.5cm" svg:height="2cm" svg:x="21.5cm" svg:y="9cm">
                <text:p text:style-name="P17"><text:span text:style-name="T6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0" draw:layer="layout" svg:width="6.5cm" svg:height="1.5cm" svg:x="3.5cm" svg:y="7.5cm">
              <draw:text-box>
                <text:p text:style-name="P19"><text:span text:style-name="T7">Sprint 1</text:span></text:p>
              </draw:text-box>
            </draw:frame>
            <draw:frame draw:style-name="gr12" draw:text-style-name="P20" draw:layer="layout" svg:width="6.5cm" svg:height="1.5cm" svg:x="17.5cm" svg:y="7.5cm">
              <draw:text-box>
                <text:p text:style-name="P19"><text:span text:style-name="T7">Sprint n</text:span></text:p>
              </draw:text-box>
            </draw:frame>
            <draw:g>
              <draw:line draw:style-name="gr13" draw:text-style-name="P19" draw:layer="layout" svg:x1="1cm" svg:y1="12cm" svg:x2="27cm" svg:y2="12cm">
                <text:p/>
              </draw:line>
              <draw:frame draw:style-name="gr14" draw:text-style-name="P22" draw:layer="layout" svg:width="3cm" svg:height="1.5cm" svg:x="24cm" svg:y="12cm">
                <draw:text-box>
                  <text:p text:style-name="P21">time</text:p>
                </draw:text-box>
              </draw:fram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24cm" svg:y1="11.5cm" svg:x2="24cm" svg:y2="12.5cm">
                <text:p/>
              </draw:line>
              <draw:line draw:style-name="gr15" draw:text-style-name="P19" draw:layer="layout" svg:x1="17cm" svg:y1="11.5cm" svg:x2="17cm" svg:y2="12.5cm">
                <text:p/>
              </draw:line>
              <draw:line draw:style-name="gr15" draw:text-style-name="P19" draw:layer="layout" svg:x1="10cm" svg:y1="11.5cm" svg:x2="10cm" svg:y2="12.5cm">
                <text:p/>
              </draw:line>
              <draw:frame draw:style-name="gr16" draw:text-style-name="P20" draw:layer="layout" svg:width="7cm" svg:height="1.5cm" svg:x="3cm" svg:y="12cm">
                <draw:text-box>
                  <text:p text:style-name="P19"><text:span text:style-name="T7">Week 1</text:span></text:p>
                </draw:text-box>
              </draw:frame>
              <draw:frame draw:style-name="gr17" draw:text-style-name="P20" draw:layer="layout" svg:width="7cm" svg:height="1.5cm" svg:x="17cm" svg:y="12cm">
                <draw:text-box>
                  <text:p text:style-name="P19"><text:span text:style-name="T7">Week n</text:span></text:p>
                </draw:text-box>
              </draw:frame>
              <draw:frame draw:style-name="gr17" draw:text-style-name="P20" draw:layer="layout" svg:width="7cm" svg:height="1.5cm" svg:x="10cm" svg:y="12cm">
                <draw:text-box>
                  <text:p text:style-name="P19"><text:span text:style-name="T7">...</text:span></text:p>
                </draw:text-box>
              </draw:frame>
            </draw:g>
            <draw:frame draw:style-name="gr18" draw:text-style-name="P23" draw:layer="layout" svg:width="7cm" svg:height="3cm" svg:x="10cm" svg:y="8.5cm">
              <draw:text-box>
                <text:p text:style-name="P19"><text:span text:style-name="T1">...</text:span></text:p>
              </draw:text-box>
            </draw:frame>
          </draw:g>
          <draw:g>
            <draw:custom-shape draw:style-name="gr19" draw:text-style-name="P25" draw:layer="layout" svg:width="6.427cm" svg:height="1.112cm" svg:x="5.537cm" svg:y="2.147cm">
              <text:p text:style-name="P24"><text:span text:style-name="T8">Mid-</text:span><text:span text:style-name="T8">Projec</text:span><text:span text:style-name="T8">t </text:span><text:span text:style-name="T8">Releas</text:span><text:span text:style-name="T8">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6" draw:layer="layout" svg:width="4.455cm" svg:height="1.112cm" svg:x="16.023cm" svg:y="2.147cm">
              <text:p text:style-name="P24"><text:span text:style-name="T8">Final </text:span><text:span text:style-name="T8">Releas</text:span><text:span text:style-name="T8">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3" draw:text-style-name="P19" draw:layer="layout" svg:x1="1cm" svg:y1="5.5cm" svg:x2="27cm" svg:y2="5.5cm">
                <text:p/>
              </draw:line>
              <draw:frame draw:style-name="gr21" draw:text-style-name="P22" draw:layer="layout" svg:width="3cm" svg:height="1.5cm" svg:x="24cm" svg:y="5.5cm">
                <draw:text-box>
                  <text:p text:style-name="P21">time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frame draw:style-name="gr22" draw:text-style-name="P20" draw:layer="layout" svg:width="10.5cm" svg:height="1.5cm" svg:x="3cm" svg:y="5.5cm">
                <draw:text-box>
                  <text:p text:style-name="P19"><text:span text:style-name="T7">Sprints 1 to n/2</text:span></text:p>
                </draw:text-box>
              </draw:frame>
              <draw:frame draw:style-name="gr17" draw:text-style-name="P20" draw:layer="layout" svg:width="10.5cm" svg:height="1.5cm" svg:x="13.5cm" svg:y="5.5cm">
                <draw:text-box>
                  <text:p text:style-name="P19"><text:span text:style-name="T7">Sprints (n/2+1) to n</text:span>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line draw:style-name="gr15" draw:text-style-name="P19" draw:layer="layout" svg:x1="24cm" svg:y1="5cm" svg:x2="24cm" svg:y2="6cm">
                <text:p/>
              </draw:line>
              <draw:line draw:style-name="gr15" draw:text-style-name="P19" draw:layer="layout" svg:x1="13.5cm" svg:y1="5cm" svg:x2="13.5cm" svg:y2="6cm">
                <text:p/>
              </draw:line>
            </draw:g>
          </draw:g>
          <draw:path draw:style-name="gr23" draw:text-style-name="P27" draw:layer="layout" svg:width="20.999cm" svg:height="1.999cm" svg:x="3cm" svg:y="6.5cm" svg:viewBox="0 0 21000 2000" svg:d="M0 2000c1000-1000 2500-1000 4500-1000s5000 0 6000-1000c1000 1000 4000 1000 6000 1000s3500 0 4500 1000">
            <text:p/>
          </draw:path>
        </draw:g>
      </draw:page>
      <draw:page draw:name="page5" draw:style-name="dp1" draw:master-page-name="Default">
        <office:forms form:automatic-focus="false" form:apply-design-mode="false"/>
        <draw:g>
          <draw:custom-shape draw:style-name="gr24" draw:text-style-name="P29" draw:layer="layout" svg:width="10cm" svg:height="1.5cm" draw:transform="rotate (1.5707963267949) translate (23.25cm 13.5cm)">
            <text:p text:style-name="P28"><text:span text:style-name="T9">Process </text:span><text:span text:style-name="T9">improve</text:span><text:span text:style-name="T9">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20.25cm 13.5cm)">
            <text:p text:style-name="P28"><text:span text:style-name="T9">Product </text:span><text:span text:style-name="T9">manage</text:span><text:span text:style-name="T9">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21.75cm 13.5cm)">
            <text:p text:style-name="P28"><text:span text:style-name="T9">Softwar</text:span><text:span text:style-name="T9">e </text:span><text:span text:style-name="T9">develop</text:span><text:span text:style-name="T9">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5cm">
            <text:p text:style-name="P32"><text:span text:style-name="T10">Daily </text:span><text:span text:style-name="T10">Scru</text:span><text:span text:style-name="T10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11cm">
            <text:p text:style-name="P32"><text:span text:style-name="T10">Retrosp</text:span><text:span text:style-name="T10">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9.5cm">
            <text:p text:style-name="P32"><text:span text:style-name="T1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8cm">
            <text:p text:style-name="P32"><text:span text:style-name="T1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8.75cm 13.5cm)">
            <text:p text:style-name="P28"><text:span text:style-name="T9">Process </text:span><text:span text:style-name="T9">improve</text:span><text:span text:style-name="T9">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15.75cm 13.5cm)">
            <text:p text:style-name="P28"><text:span text:style-name="T9">Product </text:span><text:span text:style-name="T9">manage</text:span><text:span text:style-name="T9">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17.25cm 13.5cm)">
            <text:p text:style-name="P28"><text:span text:style-name="T9">Softwar</text:span><text:span text:style-name="T9">e </text:span><text:span text:style-name="T9">develop</text:span><text:span text:style-name="T9">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15.75cm" svg:y="5cm">
            <text:p text:style-name="P32"><text:span text:style-name="T10">Daily </text:span><text:span text:style-name="T10">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3" draw:layer="layout" svg:width="4.5cm" svg:height="3cm" svg:x="15.75cm" svg:y="9.5cm">
            <text:p text:style-name="P32"><text:span text:style-name="T10">Next </text:span><text:span text:style-name="T10">sprint</text:span></text:p>
            <text:p text:style-name="P32"><text:span text:style-name="T10">preparati</text:span><text:span text:style-name="T10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1.25cm 13.5cm)">
            <text:p text:style-name="P28"><text:span text:style-name="T9">Process </text:span><text:span text:style-name="T9">improve</text:span><text:span text:style-name="T9">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8.25cm 13.5cm)">
            <text:p text:style-name="P28"><text:span text:style-name="T9">Product </text:span><text:span text:style-name="T9">manage</text:span><text:span text:style-name="T9">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9.75cm 13.5cm)">
            <text:p text:style-name="P28"><text:span text:style-name="T9">Softwar</text:span><text:span text:style-name="T9">e </text:span><text:span text:style-name="T9">develop</text:span><text:span text:style-name="T9">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5" draw:layer="layout" svg:width="4.5cm" svg:height="1.5cm" svg:x="8.25cm" svg:y="5cm">
            <text:p text:style-name="P34"><text:span text:style-name="T11">Daily </text:span><text:span text:style-name="T11">Scru</text:span><text:span text:style-name="T11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6.75cm 13.5cm)">
            <text:p text:style-name="P28"><text:span text:style-name="T9">Proces</text:span><text:span text:style-name="T9">s </text:span><text:span text:style-name="T9">improv</text:span><text:span text:style-name="T9">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10cm" svg:height="1.5cm" draw:transform="rotate (1.5707963267949) translate (3.75cm 13.5cm)">
            <text:p text:style-name="P36"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 </text:span><text:span text:style-name="T9">m</text:span><text:span text:style-name="T9">a</text:span><text:span text:style-name="T9">n</text:span><text:span text:style-name="T9">a</text:span><text:span text:style-name="T9">g</text:span><text:span text:style-name="T9">e</text:span><text:span text:style-name="T9">m</text:span><text:span text:style-name="T9">e</text:span><text:span text:style-name="T9">n</text:span><text:span text:style-name="T9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5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9" draw:layer="layout" svg:width="4.5cm" svg:height="3cm" svg:x="3.75cm" svg:y="3.5cm">
            <text:p text:style-name="P38"><text:span text:style-name="T12">Sprint</text:span><text:span text:style-name="T12"><text:line-break/></text:span><text:span text:style-name="T1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0" draw:layer="layout" svg:width="4.5cm" svg:height="1.5cm" svg:x="3.75cm" svg:y="2cm">
            <draw:text-box>
              <text:p text:style-name="P19"><text:span text:style-name="T7">Wed</text:span></text:p>
            </draw:text-box>
          </draw:frame>
          <draw:line draw:style-name="gr30" draw:text-style-name="P40" draw:layer="layout" svg:x1="3cm" svg:y1="8.5cm" svg:x2="4.5cm" svg:y2="8.5cm">
            <text:p/>
          </draw:line>
          <draw:line draw:style-name="gr30" draw:text-style-name="P40" draw:layer="layout" svg:x1="3cm" svg:y1="13.5cm" svg:x2="4.5cm" svg:y2="13.5cm">
            <text:p/>
          </draw:line>
          <draw:frame draw:style-name="gr31" draw:text-style-name="P41" draw:layer="layout" svg:width="3cm" svg:height="5.25cm" svg:x="12.75cm" svg:y="6.75cm">
            <draw:text-box>
              <text:p text:style-name="P19"><text:span text:style-name="T13">...</text:span></text:p>
            </draw:text-box>
          </draw:frame>
          <draw:frame draw:style-name="gr32" draw:text-style-name="P42" draw:layer="layout" svg:width="2cm" svg:height="5cm" svg:x="1.75cm" svg:y="3.55cm">
            <draw:text-box>
              <text:p text:style-name="P9"><text:span text:style-name="T14">09:00</text:span></text:p>
            </draw:text-box>
          </draw:frame>
          <draw:frame draw:style-name="gr32" draw:text-style-name="P42" draw:layer="layout" svg:width="2cm" svg:height="5cm" svg:x="1.75cm" svg:y="8.5cm">
            <draw:text-box>
              <text:p text:style-name="P9"><text:span text:style-name="T14">13:00</text:span></text:p>
            </draw:text-box>
          </draw:frame>
          <draw:frame draw:style-name="gr32" draw:text-style-name="P42" draw:layer="layout" svg:width="2cm" svg:height="1cm" svg:x="1.75cm" svg:y="13.5cm">
            <draw:text-box>
              <text:p text:style-name="P9"><text:span text:style-name="T14">17:00</text:span></text:p>
            </draw:text-box>
          </draw:frame>
          <draw:line draw:style-name="gr33" draw:text-style-name="P40" draw:layer="layout" svg:x1="3cm" svg:y1="3.5cm" svg:x2="26.25cm" svg:y2="3.5cm">
            <text:p/>
          </draw:line>
          <draw:line draw:style-name="gr33" draw:text-style-name="P19" draw:layer="layout" svg:x1="3.75cm" svg:y1="3cm" svg:x2="3.75cm" svg:y2="15cm">
            <text:p/>
          </draw:line>
          <draw:frame draw:style-name="gr29" draw:text-style-name="P20" draw:layer="layout" svg:width="4.5cm" svg:height="1.5cm" svg:x="20.25cm" svg:y="2cm">
            <draw:text-box>
              <text:p text:style-name="P19"><text:span text:style-name="T7">Tue</text:span></text:p>
            </draw:text-box>
          </draw:frame>
          <draw:line draw:style-name="gr15" draw:text-style-name="P19" draw:layer="layout" svg:x1="12.75cm" svg:y1="3cm" svg:x2="12.75cm" svg:y2="4.5cm">
            <text:p/>
          </draw:line>
          <draw:line draw:style-name="gr15" draw:text-style-name="P19" draw:layer="layout" svg:x1="8.25cm" svg:y1="3cm" svg:x2="8.25cm" svg:y2="4.5cm">
            <text:p/>
          </draw:line>
          <draw:line draw:style-name="gr15" draw:text-style-name="P19" draw:layer="layout" svg:x1="15.75cm" svg:y1="3cm" svg:x2="15.75cm" svg:y2="4.5cm">
            <text:p/>
          </draw:line>
          <draw:line draw:style-name="gr15" draw:text-style-name="P19" draw:layer="layout" svg:x1="20.25cm" svg:y1="3cm" svg:x2="20.25cm" svg:y2="4.5cm">
            <text:p/>
          </draw:line>
          <draw:frame draw:style-name="gr29" draw:text-style-name="P20" draw:layer="layout" svg:width="4.5cm" svg:height="1.5cm" svg:x="15.75cm" svg:y="2cm">
            <draw:text-box>
              <text:p text:style-name="P19"><text:span text:style-name="T7">Mon</text:span></text:p>
            </draw:text-box>
          </draw:frame>
          <draw:frame draw:style-name="gr29" draw:text-style-name="P20" draw:layer="layout" svg:width="4.5cm" svg:height="1.5cm" svg:x="8.25cm" svg:y="2cm">
            <draw:text-box>
              <text:p text:style-name="P19"><text:span text:style-name="T7">Thu</text:span></text:p>
            </draw:text-box>
          </draw:frame>
          <draw:line draw:style-name="gr15" draw:text-style-name="P43" draw:layer="layout" svg:x1="24.75cm" svg:y1="3cm" svg:x2="24.75cm" svg:y2="4.5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custom-shape draw:style-name="gr34" draw:text-style-name="P45" draw:layer="layout" svg:width="5cm" svg:height="8cm" svg:x="16.5cm" svg:y="3cm">
            <text:p text:style-name="P44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6" draw:layer="layout" svg:width="5cm" svg:height="8cm" svg:x="21.5cm" svg:y="3cm">
            <text:p text:style-name="P44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1.5cm" svg:y="3cm">
            <text:p text:style-name="P44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5cm" svg:height="8cm" svg:x="11.5cm" svg:y="3cm">
            <text:p text:style-name="P44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5" draw:layer="layout" svg:width="5cm" svg:height="8cm" svg:x="6.5cm" svg:y="3cm">
            <text:p text:style-name="P44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xml:id="id1" draw:id="id1" draw:layer="layout" svg:width="4cm" svg:height="1.5cm" svg:x="1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9" draw:text-style-name="P49" draw:layer="layout" svg:x1="4cm" svg:y1="12.5cm" svg:x2="4cm" svg:y2="9.75cm">
            <text:p/>
          </draw:line>
          <draw:custom-shape draw:style-name="gr38" draw:text-style-name="P48" draw:layer="layout" svg:width="4cm" svg:height="1.5cm" svg:x="2cm" svg:y="11.75cm">
            <text:p text:style-name="P48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3" draw:id="id3" draw:layer="layout" svg:width="4cm" svg:height="1.5cm" svg:x="2cm" svg:y="4.25cm">
            <text:p text:style-name="P48"><text:span text:style-name="T16">2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50" draw:layer="layout" svg:width="4cm" svg:height="1.5cm" svg:x="22.003cm" svg:y="4.253cm">
            <text:p text:style-name="P50"><text:span text:style-name="T16">6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50" xml:id="id5" draw:id="id5" draw:layer="layout" svg:width="4cm" svg:height="1.5cm" svg:x="12.002cm" svg:y="4.252cm">
            <text:p text:style-name="P50"><text:span text:style-name="T16">4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8" draw:id="id8" draw:layer="layout" svg:width="4cm" svg:height="1.5cm" svg:x="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2" draw:id="id2" draw:layer="layout" svg:width="4cm" svg:height="1.5cm" svg:x="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9cm" svg:y1="7.75cm" svg:x2="6cm" svg:y2="9cm" draw:start-shape="id1" draw:start-glue-point="2" draw:end-shape="id2" draw:end-glue-point="1" svg:d="M19000 7750v1250h-13000" svg:viewBox="0 0 13001 1251">
            <text:p/>
          </draw:connector>
          <draw:connector draw:style-name="gr42" draw:layer="layout" svg:x1="6cm" svg:y1="5cm" svg:x2="7.001cm" svg:y2="5.001cm" draw:start-shape="id3" draw:start-glue-point="1" draw:end-shape="id4" draw:end-glue-point="3" svg:d="M6000 5000h501v1h500" svg:viewBox="0 0 1002 2">
            <text:p/>
          </draw:connector>
          <draw:custom-shape draw:style-name="gr43" draw:text-style-name="P50" xml:id="id6" draw:id="id6" draw:layer="layout" svg:width="4cm" svg:height="1.5cm" svg:x="17.004cm" svg:y="4.254cm">
            <text:p text:style-name="P50"><text:span text:style-name="T16">5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6.002cm" svg:y1="5.002cm" svg:x2="17.004cm" svg:y2="5.004cm" draw:start-shape="id5" draw:start-glue-point="1" draw:end-shape="id6" draw:end-glue-point="3" svg:d="M16002 5002h502v2h500" svg:viewBox="0 0 1003 3">
            <text:p/>
          </draw:connector>
          <draw:connector draw:style-name="gr42" draw:layer="layout" svg:x1="10.876cm" svg:y1="5cm" svg:x2="12.002cm" svg:y2="5.002cm" draw:end-shape="id5" draw:end-glue-point="3" svg:d="M10876 5000h288v2h838" svg:viewBox="0 0 1127 3">
            <text:p/>
          </draw:connector>
          <draw:custom-shape draw:style-name="gr44" draw:text-style-name="P50" xml:id="id4" draw:id="id4" draw:layer="layout" svg:width="4cm" svg:height="1.5cm" svg:x="7.001cm" svg:y="4.251cm">
            <text:p text:style-name="P50"><text:span text:style-name="T16">3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21cm" svg:y1="5cm" svg:x2="22.002cm" svg:y2="5.002cm" svg:d="M21000 5000h501v2h501" svg:viewBox="0 0 1003 3">
            <text:p/>
          </draw:connector>
          <draw:custom-shape draw:style-name="gr38" draw:text-style-name="P48" draw:layer="layout" svg:width="4cm" svg:height="1.5cm" svg:x="2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7" draw:id="id7" draw:layer="layout" svg:width="4cm" svg:height="1.5cm" svg:x="1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4.001cm" svg:y1="7.751cm" svg:x2="6cm" svg:y2="9cm" draw:start-shape="id7" draw:start-glue-point="2" draw:end-shape="id2" draw:end-glue-point="1" svg:d="M14001 7751v1249h-8001" svg:viewBox="0 0 8002 1250">
            <text:p/>
          </draw:connector>
          <draw:connector draw:style-name="gr42" draw:layer="layout" svg:x1="9cm" svg:y1="7.75cm" svg:x2="6cm" svg:y2="9cm" draw:start-shape="id8" draw:start-glue-point="2" draw:end-shape="id2" draw:end-glue-point="1" svg:d="M9000 7750v1250h-3000" svg:viewBox="0 0 3001 1251">
            <text:p/>
          </draw:connector>
        </draw:g>
      </draw:page>
      <draw:page draw:name="page7" draw:style-name="dp1" draw:master-page-name="Default">
        <office:forms form:automatic-focus="false" form:apply-design-mode="false"/>
        <draw:g>
          <draw:custom-shape draw:style-name="gr45" draw:text-style-name="P51" draw:layer="layout" svg:width="10cm" svg:height="1cm" svg:x="9cm" svg:y="3.498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7" draw:layer="layout" svg:width="10cm" svg:height="1cm" svg:x="9cm" svg:y="12.5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3" draw:layer="layout" svg:width="10cm" svg:height="3cm" svg:x="9cm" svg:y="8.5cm">
            <text:p text:style-name="P52"><text:span text:style-name="T10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11.5cm">
            <text:p text:style-name="P52"><text:span text:style-name="T10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4.5cm">
            <text:p text:style-name="P52"><text:span text:style-name="T10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6.5cm">
            <text:p text:style-name="P52"><text:span text:style-name="T10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7.5cm">
            <text:p text:style-name="P52"><text:span text:style-name="T10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5.5cm">
            <text:p text:style-name="P52"><text:span text:style-name="T10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56" draw:layer="layout" svg:x1="8.5cm" svg:y1="11.5cm" svg:x2="19.5cm" svg:y2="11.5cm">
            <text:p/>
          </draw:line>
          <draw:line draw:style-name="gr33" draw:text-style-name="P40" draw:layer="layout" svg:x1="8.5cm" svg:y1="3.5cm" svg:x2="20cm" svg:y2="3.5cm">
            <text:p/>
          </draw:line>
          <draw:frame draw:style-name="gr50" draw:text-style-name="P57" draw:layer="layout" svg:width="10cm" svg:height="1.5cm" svg:x="9cm" svg:y="2cm">
            <draw:text-box>
              <text:p text:style-name="P19"><text:span text:style-name="T20">Team Meeting Day</text:span></text:p>
            </draw:text-box>
          </draw:frame>
          <draw:line draw:style-name="gr51" draw:text-style-name="P56" draw:layer="layout" svg:x1="8.5cm" svg:y1="8.5cm" svg:x2="19.5cm" svg:y2="8.5cm">
            <text:p/>
          </draw:line>
          <draw:line draw:style-name="gr33" draw:text-style-name="P19" draw:layer="layout" svg:x1="9cm" svg:y1="3cm" svg:x2="9cm" svg:y2="14cm">
            <text:p/>
          </draw:line>
          <draw:path draw:style-name="gr52" draw:text-style-name="P27" draw:layer="layout" svg:width="1.999cm" svg:height="5.999cm" svg:x="6cm" svg:y="2.5cm" svg:viewBox="0 0 2000 6000" svg:d="M2000 6000c-1500 0-1500-750-1000-1500s500-1125-1000-1500c1500-375 1500-750 1000-1500s-500-1500 1000-1500">
            <text:p/>
          </draw:path>
          <draw:path draw:style-name="gr52" draw:text-style-name="P27" draw:layer="layout" svg:width="1.999cm" svg:height="5.999cm" svg:x="6cm" svg:y="8.5cm" svg:viewBox="0 0 2000 6000" svg:d="M2000 6000c-1500 0-1500-750-1000-1500s500-1125-1000-1500c1500-375 1500-750 1000-1500s-500-1500 1000-1500">
            <text:p/>
          </draw:path>
          <draw:frame draw:style-name="gr53" draw:text-style-name="P58" draw:layer="layout" svg:width="6cm" svg:height="4cm" svg:x="0cm" svg:y="3.5cm">
            <draw:text-box>
              <text:p text:style-name="P21"><text:span text:style-name="T13">Previous</text:span></text:p>
              <text:p text:style-name="P21"><text:span text:style-name="T13">Sprint</text:span></text:p>
            </draw:text-box>
          </draw:frame>
          <draw:frame draw:style-name="gr53" draw:text-style-name="P58" draw:layer="layout" svg:width="6cm" svg:height="4cm" svg:x="0cm" svg:y="9.5cm">
            <draw:text-box>
              <text:p text:style-name="P21"><text:span text:style-name="T13">Next</text:span></text:p>
              <text:p text:style-name="P9"><text:span text:style-name="T13">Sprint</text:span></text:p>
            </draw:text-box>
          </draw:frame>
          <draw:frame draw:style-name="gr54" draw:text-style-name="P59" draw:layer="layout" svg:width="6cm" svg:height="4cm" svg:x="22cm" svg:y="6.5cm">
            <draw:text-box>
              <text:p text:style-name="P9"><text:span text:style-name="T13">Team</text:span></text:p>
              <text:p text:style-name="P9"><text:span text:style-name="T13">Meeting</text:span></text:p>
            </draw:text-box>
          </draw:frame>
          <draw:path draw:style-name="gr52" draw:text-style-name="P27" draw:layer="layout" svg:width="1.999cm" svg:height="5.999cm" svg:x="20cm" svg:y="5.5cm" svg:viewBox="0 0 2000 6000" svg:d="M0 0c1500 0 1500 750 1000 1500s-500 1125 1000 1500c-1500 375-1500 750-1000 1500s500 1500-1000 1500">
            <text:p/>
          </draw:path>
          <draw:line draw:style-name="gr49" draw:text-style-name="P56" draw:layer="layout" svg:x1="8.5cm" svg:y1="5.5cm" svg:x2="19.5cm" svg:y2="5.5cm">
            <text:p/>
          </draw:line>
        </draw:g>
      </draw:page>
      <draw:page draw:name="page8" draw:style-name="dp1" draw:master-page-name="Default">
        <office:forms form:automatic-focus="false" form:apply-design-mode="false"/>
        <draw:g>
          <draw:custom-shape draw:style-name="gr55" draw:text-style-name="P60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62" xml:id="id9" draw:id="id9" draw:layer="layout" svg:width="5cm" svg:height="1.5cm" svg:x="3.5cm" svg:y="4cm">
            <text:p text:style-name="P61"><text:span text:style-name="T21">Product owner</text:span></text:p>
            <text:p text:style-name="P61"><text:span text:style-name="T21">picks featur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0" draw:id="id10" draw:layer="layout" svg:width="5cm" svg:height="1.5cm" svg:x="3.5cm" svg:y="6.5cm">
            <text:p text:style-name="P61"><text:span text:style-name="T21">Product owner</text:span></text:p>
            <text:p text:style-name="P61"><text:span text:style-name="T21">read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1" draw:id="id11" draw:layer="layout" svg:width="5cm" svg:height="1.5cm" svg:x="3.5cm" svg:y="9cm">
            <text:p text:style-name="P61"><text:span text:style-name="T21">Product owner</text:span></text:p>
            <text:p text:style-name="P61"><text:span text:style-name="T21">explain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5" draw:id="id15" draw:layer="layout" svg:width="5cm" svg:height="1.5cm" svg:x="11.5cm" svg:y="11.5cm">
            <text:p text:style-name="P61"><text:span text:style-name="T21">Developers</text:span></text:p>
            <text:p text:style-name="P61"><text:span text:style-name="T21">discuss story</text:span></text:p>
            <draw:enhanced-geometry svg:viewBox="0 0 21600 21600" draw:type="rectangle" draw:enhanced-path="M 0 0 L 21600 0 21600 21600 0 21600 0 0 Z N"/>
          </draw:custom-shape>
          <draw:connector draw:style-name="gr57" draw:text-style-name="P63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57" draw:text-style-name="P63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56" draw:text-style-name="P62" xml:id="id12" draw:id="id12" draw:layer="layout" svg:width="5cm" svg:height="1.5cm" svg:x="11.5cm" svg:y="4cm">
            <text:p text:style-name="P61"><text:span text:style-name="T21">Each developer</text:span></text:p>
            <text:p text:style-name="P61"><text:span text:style-name="T21">deliberate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3" draw:id="id13" draw:layer="layout" svg:width="5cm" svg:height="1.5cm" svg:x="11.5cm" svg:y="6.5cm">
            <text:p text:style-name="P61"><text:span text:style-name="T21">Each developer</text:span></text:p>
            <text:p text:style-name="P61"><text:span text:style-name="T21">plays card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4" draw:id="id14" draw:layer="layout" svg:width="6cm" svg:height="1.5cm" svg:x="11cm" svg:y="9cm">
            <text:p text:style-name="P61"><text:span text:style-name="T21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57" draw:text-style-name="P63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57" draw:text-style-name="P63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57" draw:text-style-name="P63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59" draw:text-style-name="P64" draw:layer="layout" svg:width="1.5cm" svg:height="0.989cm" svg:x="14.1cm" svg:y="10.505cm">
            <draw:text-box>
              <text:p><text:span text:style-name="T14">no</text:span></text:p>
            </draw:text-box>
          </draw:frame>
          <draw:custom-shape draw:style-name="gr56" draw:text-style-name="P62" xml:id="id18" draw:id="id18" draw:layer="layout" svg:width="5cm" svg:height="1.5cm" svg:x="19.5cm" svg:y="9cm">
            <text:p text:style-name="P61"><text:span text:style-name="T21">Product owner</text:span></text:p>
            <text:p text:style-name="P61"><text:span text:style-name="T21">adjusts backlog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6" draw:id="id16" draw:layer="layout" svg:width="5cm" svg:height="1.5cm" svg:x="19.5cm" svg:y="4cm">
            <text:p text:style-name="P61"><text:span text:style-name="T21">Developers re-</text:span><text:span text:style-name="T21"><text:line-break/></text:span><text:span text:style-name="T21">view total effor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7" draw:id="id17" draw:layer="layout" svg:width="6cm" svg:height="1.5cm" svg:x="19cm" svg:y="6.5cm">
            <text:p text:style-name="P61"><text:span text:style-name="T21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57" draw:text-style-name="P63" draw:layer="layout" draw:line-skew="0.948cm -0.949cm" svg:x1="25cm" svg:y1="7.25cm" svg:x2="6cm" svg:y2="4cm" draw:start-shape="id17" draw:start-glue-point="7" draw:end-shape="id9" draw:end-glue-point="0" svg:d="M25000 7250h1501v-4750h-20501v1500" svg:viewBox="0 0 20502 4751">
            <text:p/>
          </draw:connector>
          <draw:frame draw:style-name="gr60" draw:text-style-name="P64" draw:layer="layout" svg:width="1.5cm" svg:height="0.989cm" svg:x="24cm" svg:y="6.205cm">
            <draw:text-box>
              <text:p><text:span text:style-name="T14">no</text:span></text:p>
            </draw:text-box>
          </draw:frame>
          <draw:frame draw:style-name="gr59" draw:text-style-name="P64" draw:layer="layout" svg:width="1.5cm" svg:height="0.989cm" svg:x="16cm" svg:y="8.505cm">
            <draw:text-box>
              <text:p><text:span text:style-name="T14">yes</text:span></text:p>
            </draw:text-box>
          </draw:frame>
          <draw:frame draw:style-name="gr59" draw:text-style-name="P64" draw:layer="layout" svg:width="1.5cm" svg:height="0.989cm" svg:x="22.1cm" svg:y="8.005cm">
            <draw:text-box>
              <text:p><text:span text:style-name="T14">yes</text:span></text:p>
            </draw:text-box>
          </draw:frame>
          <draw:connector draw:style-name="gr57" draw:text-style-name="P63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57" draw:text-style-name="P63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61" draw:text-style-name="P63" draw:layer="layout" svg:x1="24.5cm" svg:y1="9.75cm" svg:x2="26.5cm" svg:y2="9.75cm">
            <text:p/>
          </draw:line>
          <draw:line draw:style-name="gr62" draw:text-style-name="P63" draw:layer="layout" svg:x1="3.5cm" svg:y1="4.75cm" svg:x2="1.5cm" svg:y2="4.75cm">
            <text:p/>
          </draw:line>
          <draw:frame draw:style-name="gr63" draw:text-style-name="P64" draw:layer="layout" svg:width="3cm" svg:height="0.989cm" svg:x="1.6cm" svg:y="3.786cm">
            <draw:text-box>
              <text:p><text:span text:style-name="T14"><text:s/></text:span><text:span text:style-name="T14">start</text:span></text:p>
            </draw:text-box>
          </draw:frame>
          <draw:frame draw:style-name="gr60" draw:text-style-name="P64" draw:layer="layout" svg:width="2cm" svg:height="0.989cm" svg:x="24.4cm" svg:y="8.782cm">
            <draw:text-box>
              <text:p><text:span text:style-name="T14">end </text:span></text:p>
            </draw:text-box>
          </draw:frame>
          <draw:connector draw:style-name="gr57" draw:text-style-name="P63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C</text:span></text:p>
            <text:p><text:span text:style-name="T1"/></text:p>
            <text:p><text:span text:style-name="T1">Software Processes</text:span></text:p>
          </draw:text-box>
        </draw:frame>
      </draw:page>
      <draw:page draw:name="page10" draw:style-name="dp1" draw:master-page-name="Default">
        <office:forms form:automatic-focus="false" form:apply-design-mode="false"/>
        <draw:g>
          <draw:custom-shape draw:style-name="gr64" draw:text-style-name="P66" draw:layer="layout" svg:width="9cm" svg:height="2.5cm" svg:x="0.5cm" svg:y="2cm">
            <text:p text:style-name="P65"><text:span text:style-name="T22">Product</text:span></text:p>
            <text:p text:style-name="P65"><text:span text:style-name="T22">Managemen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67" draw:layer="layout" svg:width="9cm" svg:height="10cm" svg:x="0.5cm" svg:y="4.5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67" draw:layer="layout" svg:width="9cm" svg:height="10cm" svg:x="18.5cm" svg:y="4.5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67" draw:layer="layout" svg:width="9cm" svg:height="10cm" svg:x="9.5cm" svg:y="4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69" draw:layer="layout" svg:width="9cm" svg:height="2.5cm" svg:x="9.5cm" svg:y="2cm">
            <text:p text:style-name="P68"><text:span text:style-name="T23">Engineering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66" draw:layer="layout" svg:width="9cm" svg:height="2.5cm" svg:x="18.5cm" svg:y="2cm">
            <text:p text:style-name="P65"><text:span text:style-name="T22">Quality</text:span></text:p>
            <text:p text:style-name="P65"><text:span text:style-name="T22">Assurance</text:span></text:p>
            <draw:enhanced-geometry svg:viewBox="0 0 21600 21600" draw:type="rectangle" draw:enhanced-path="M 0 0 L 21600 0 21600 21600 0 21600 0 0 Z N"/>
          </draw:custom-shape>
          <draw:line draw:style-name="gr67" draw:text-style-name="P70" draw:layer="layout" svg:x1="5cm" svg:y1="7cm" svg:x2="5cm" svg:y2="12.8cm">
            <text:p/>
          </draw:line>
          <draw:custom-shape draw:style-name="gr68" draw:text-style-name="P72" draw:layer="layout" svg:width="3cm" svg:height="2.5cm" svg:x="3.5cm" svg:y="11.5cm">
            <text:p text:style-name="P71"><text:span text:style-name="T24">MRD,</text:span></text:p>
            <text:p text:style-name="P71"><text:span text:style-name="T24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69" draw:text-style-name="P74" draw:layer="layout" svg:width="3cm" svg:height="3cm" svg:x="3.5cm" svg:y="5cm">
            <text:p text:style-name="P73"><text:span text:style-name="T25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76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12cm" svg:y1="7cm" svg:x2="12cm" svg:y2="13cm">
            <text:p/>
          </draw:line>
          <draw:custom-shape draw:style-name="gr71" draw:text-style-name="P77" draw:layer="layout" svg:width="3cm" svg:height="2.5cm" svg:x="10.5cm" svg:y="11.5cm">
            <text:p text:style-name="P71"><text:span text:style-name="T24">Rel.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67" draw:text-style-name="P70" draw:layer="layout" svg:x1="16cm" svg:y1="7cm" svg:x2="16cm" svg:y2="13cm">
            <text:p/>
          </draw:line>
          <draw:custom-shape draw:style-name="gr71" draw:text-style-name="P77" draw:layer="layout" svg:width="3cm" svg:height="2.5cm" svg:x="14.5cm" svg:y="11.5cm">
            <text:p text:style-name="P71"><text:span text:style-name="T24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2" draw:text-style-name="P78" draw:layer="layout" svg:width="3cm" svg:height="3cm" svg:x="14.5cm" svg:y="5cm">
            <text:p text:style-name="P75"><text:span text:style-name="T2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79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25cm" svg:y1="7cm" svg:x2="25cm" svg:y2="13cm">
            <text:p/>
          </draw:line>
          <draw:custom-shape draw:style-name="gr68" draw:text-style-name="P72" draw:layer="layout" svg:width="3cm" svg:height="2.5cm" svg:x="23.5cm" svg:y="11.5cm">
            <text:p text:style-name="P71"><text:span text:style-name="T24">Code,</text:span></text:p>
            <text:p text:style-name="P71"><text:span text:style-name="T24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80" draw:layer="layout" svg:width="3cm" svg:height="3cm" svg:x="23.5cm" svg:y="5cm">
            <text:p text:style-name="P75"><text:span text:style-name="T2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21cm" svg:y1="7cm" svg:x2="21cm" svg:y2="13cm">
            <text:p/>
          </draw:line>
          <draw:custom-shape draw:style-name="gr71" draw:text-style-name="P77" draw:layer="layout" svg:width="3cm" svg:height="2.5cm" svg:x="19.5cm" svg:y="11.5cm">
            <text:p text:style-name="P71"><text:span text:style-name="T24">Test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80" draw:layer="layout" svg:width="3cm" svg:height="3cm" svg:x="19.5cm" svg:y="5cm">
            <text:p text:style-name="P75"><text:span text:style-name="T25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82" draw:layer="layout" svg:width="3cm" svg:height="2.5cm" svg:x="3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4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0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9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23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custom-shape draw:style-name="gr76" draw:text-style-name="P83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84" draw:layer="layout" svg:width="3.5cm" svg:height="1.5cm" svg:x="2.5cm" svg:y="6.05cm">
            <draw:text-box>
              <text:p><text:span text:style-name="T7">start</text:span></text:p>
            </draw:text-box>
          </draw:frame>
          <draw:frame draw:style-name="gr78" draw:text-style-name="P84" draw:layer="layout" svg:width="3.5cm" svg:height="2.5cm" svg:x="9cm" svg:y="5.05cm">
            <draw:text-box>
              <text:p><text:span text:style-name="T7">1st</text:span></text:p>
              <text:p><text:span text:style-name="T7">release</text:span></text:p>
            </draw:text-box>
          </draw:frame>
          <draw:g>
            <draw:path draw:style-name="gr79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80" draw:text-style-name="P84" draw:layer="layout" svg:width="4cm" svg:height="1.568cm" svg:x="5.5cm" svg:y="2.5cm">
              <draw:text-box>
                <text:p><text:span text:style-name="T7">incubate</text:span></text:p>
              </draw:text-box>
            </draw:frame>
          </draw:g>
          <draw:g>
            <draw:path draw:style-name="gr79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81" draw:text-style-name="P84" draw:layer="layout" svg:width="4cm" svg:height="1.5cm" svg:x="12cm" svg:y="2.5cm">
              <draw:text-box>
                <text:p><text:span text:style-name="T7">develop</text:span></text:p>
              </draw:text-box>
            </draw:frame>
          </draw:g>
          <draw:g>
            <draw:path draw:style-name="gr79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81" draw:text-style-name="P84" draw:layer="layout" svg:width="4cm" svg:height="1.5cm" svg:x="18.5cm" svg:y="2.5cm">
              <draw:text-box>
                <text:p><text:span text:style-name="T7">maintain</text:span></text:p>
              </draw:text-box>
            </draw:frame>
          </draw:g>
          <draw:line draw:style-name="gr79" draw:layer="layout" svg:x1="22cm" svg:y1="8cm" svg:x2="25.5cm" svg:y2="8cm">
            <text:p/>
          </draw:line>
          <draw:frame draw:style-name="gr77" draw:text-style-name="P84" draw:layer="layout" svg:width="3.5cm" svg:height="1.5cm" svg:x="15.5cm" svg:y="6.05cm">
            <draw:text-box>
              <text:p><text:span text:style-name="T7">mature</text:span></text:p>
            </draw:text-box>
          </draw:frame>
          <draw:frame draw:style-name="gr77" draw:text-style-name="P84" draw:layer="layout" svg:width="4cm" svg:height="1.5cm" svg:x="22cm" svg:y="6.05cm">
            <draw:text-box>
              <text:p><text:span text:style-name="T7">retire</text:span></text:p>
            </draw:text-box>
          </draw:frame>
          <draw:line draw:style-name="gr79" draw:layer="layout" svg:x1="2.5cm" svg:y1="8cm" svg:x2="6cm" svg:y2="8cm">
            <text:p/>
          </draw:line>
          <draw:line draw:style-name="gr79" draw:layer="layout" svg:x1="9cm" svg:y1="8cm" svg:x2="12.5cm" svg:y2="8cm">
            <text:p/>
          </draw:line>
          <draw:line draw:style-name="gr79" draw:layer="layout" svg:x1="15.5cm" svg:y1="8cm" svg:x2="19cm" svg:y2="8cm">
            <text:p/>
          </draw:line>
          <draw:custom-shape draw:style-name="gr82" draw:text-style-name="P83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9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81" draw:text-style-name="P84" draw:layer="layout" svg:width="4cm" svg:height="1.5cm" svg:x="12cm" svg:y="12.2cm">
              <draw:text-box>
                <text:p><text:span text:style-name="T7">release</text:span></text:p>
              </draw:text-box>
            </draw:frame>
          </draw:g>
          <draw:custom-shape draw:style-name="gr83" draw:text-style-name="P86" draw:layer="layout" svg:width="3cm" svg:height="3cm" svg:x="12.5cm" svg:y="6.5cm">
            <text:p text:style-name="P85"><text:span text:style-name="T3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9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81" draw:text-style-name="P84" draw:layer="layout" svg:width="4cm" svg:height="1.5cm" svg:x="18.5cm" svg:y="12.2cm">
              <draw:text-box>
                <text:p><text:span text:style-name="T7">release</text:span></text:p>
              </draw:text-box>
            </draw:frame>
          </draw:g>
          <draw:custom-shape draw:style-name="gr84" draw:text-style-name="P87" draw:layer="layout" svg:width="3cm" svg:height="3cm" svg:x="19cm" svg:y="6.5cm">
            <text:p text:style-name="P85"><text:span text:style-name="T3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88" draw:layer="layout" svg:width="3cm" svg:height="3cm" svg:x="6cm" svg:y="6.5cm">
            <text:p text:style-name="P85"><text:span text:style-name="T3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line draw:style-name="gr86" draw:text-style-name="P89" draw:layer="layout" svg:x1="10.501cm" svg:y1="9.502cm" svg:x2="14.001cm" svg:y2="4.002cm">
            <text:p/>
          </draw:line>
          <draw:line draw:style-name="gr86" draw:text-style-name="P89" draw:layer="layout" svg:x1="14.001cm" svg:y1="4.002cm" svg:x2="17.501cm" svg:y2="9.502cm">
            <text:p/>
          </draw:line>
          <draw:line draw:style-name="gr86" draw:text-style-name="P89" draw:layer="layout" svg:x1="10.002cm" svg:y1="9.503cm" svg:x2="18.002cm" svg:y2="9.503cm">
            <text:p/>
          </draw:line>
          <draw:custom-shape draw:style-name="gr87" draw:text-style-name="P91" draw:layer="layout" svg:width="5cm" svg:height="3cm" svg:x="15.002cm" svg:y="8.003cm">
            <text:p text:style-name="P90"><text:span text:style-name="T27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92" draw:layer="layout" svg:width="5cm" svg:height="3cm" svg:x="11.502cm" svg:y="2.503cm">
            <text:p text:style-name="P90"><text:span text:style-name="T27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93" draw:layer="layout" svg:width="5cm" svg:height="3cm" svg:x="8.002cm" svg:y="8.003cm">
            <text:p text:style-name="P90"><text:span text:style-name="T27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95" draw:layer="layout" svg:width="5cm" svg:height="3.5cm" svg:x="11.502cm" svg:y="5.603cm">
            <text:p text:style-name="P94"><text:span text:style-name="T28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frame draw:style-name="gr91" draw:text-style-name="P57" draw:layer="layout" svg:width="5cm" svg:height="4cm" svg:x="1cm" svg:y="4cm">
            <draw:text-box>
              <text:p text:style-name="P19"><text:span text:style-name="T20">start</text:span></text:p>
            </draw:text-box>
          </draw:frame>
          <draw:frame draw:style-name="gr92" draw:text-style-name="P57" draw:layer="layout" svg:width="5cm" svg:height="4cm" svg:x="22cm" svg:y="4cm">
            <draw:text-box>
              <text:p text:style-name="P19"><text:span text:style-name="T20">end</text:span></text:p>
            </draw:text-box>
          </draw:frame>
          <draw:line draw:style-name="gr93" draw:layer="layout" svg:x1="1cm" svg:y1="9cm" svg:x2="27cm" svg:y2="9cm">
            <text:p/>
          </draw:line>
          <draw:frame draw:style-name="gr94" draw:text-style-name="P96" draw:layer="layout" svg:width="3cm" svg:height="1.5cm" svg:x="24cm" svg:y="9cm">
            <draw:text-box>
              <text:p>time</text:p>
            </draw:text-box>
          </draw:frame>
          <draw:custom-shape draw:style-name="gr95" draw:text-style-name="P97" draw:layer="layout" svg:width="8cm" svg:height="4cm" svg:x="3.5cm" svg:y="4cm">
            <text:p text:style-name="P65"><text:span text:style-name="T22"><text:s text:c="4"/></text:span><text:span text:style-name="T22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6" draw:text-style-name="P99" draw:layer="layout" svg:width="8cm" svg:height="4cm" svg:x="15.5cm" svg:y="4cm">
            <text:p text:style-name="P98"><text:span text:style-name="T22"><text:s text:c="9"/></text:span><text:span text:style-name="T22">Review</text:span><text:span text:style-name="T22"><text:line-break/></text:span><text:span text:style-name="T22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7" draw:text-style-name="P101" draw:layer="layout" svg:width="8cm" svg:height="4cm" svg:x="9.5cm" svg:y="4cm">
            <text:p text:style-name="P100"><text:span text:style-name="T20"><text:s text:c="5"/></text:span><text:span text:style-name="T22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98" draw:text-style-name="P49" draw:layer="layout" svg:x1="3.5cm" svg:y1="8.5cm" svg:x2="3.5cm" svg:y2="9.539cm">
            <text:p/>
          </draw:line>
          <draw:line draw:style-name="gr98" draw:text-style-name="P49" draw:layer="layout" svg:x1="23.5cm" svg:y1="8.5cm" svg:x2="23.5cm" svg:y2="9.539cm">
            <text:p/>
          </draw:line>
          <draw:frame draw:style-name="gr99" draw:text-style-name="P96" draw:layer="layout" svg:width="20cm" svg:height="1.558cm" svg:x="3.5cm" svg:y="8.942cm">
            <draw:text-box>
              <text:p>6 months – 5 years</text:p>
            </draw:text-box>
          </draw:frame>
        </draw:g>
      </draw:page>
      <draw:page draw:name="page14" draw:style-name="dp1" draw:master-page-name="Default">
        <office:forms form:automatic-focus="false" form:apply-design-mode="false"/>
        <draw:g>
          <draw:line draw:style-name="gr13" draw:text-style-name="P19" draw:layer="layout" svg:x1="1cm" svg:y1="8.5cm" svg:x2="27cm" svg:y2="8.5cm">
            <text:p/>
          </draw:line>
          <draw:frame draw:style-name="gr100" draw:text-style-name="P22" draw:layer="layout" svg:width="3cm" svg:height="1.5cm" svg:x="24cm" svg:y="8.5cm">
            <draw:text-box>
              <text:p text:style-name="P21">time</text:p>
            </draw:text-box>
          </draw:frame>
          <draw:frame draw:style-name="gr101" draw:text-style-name="P23" draw:layer="layout" svg:width="2cm" svg:height="3cm" svg:x="24.5cm" svg:y="5cm">
            <draw:text-box>
              <text:p text:style-name="P19"><text:span text:style-name="T1">...</text:span></text:p>
            </draw:text-box>
          </draw:frame>
          <draw:g>
            <draw:custom-shape draw:style-name="gr102" draw:text-style-name="P102" draw:layer="layout" svg:width="2.5cm" svg:height="2.5cm" svg:x="3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5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7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02" draw:layer="layout" svg:width="2.5cm" svg:height="2.5cm" svg:x="17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19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21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02" draw:layer="layout" svg:width="2.5cm" svg:height="2.5cm" svg:x="10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12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14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2" draw:text-style-name="P20" draw:layer="layout" svg:width="6.5cm" svg:height="1.5cm" svg:x="3.5cm" svg:y="4cm">
            <draw:text-box>
              <text:p text:style-name="P19"><text:span text:style-name="T7">Iteration n-1</text:span></text:p>
            </draw:text-box>
          </draw:frame>
          <draw:frame draw:style-name="gr12" draw:text-style-name="P20" draw:layer="layout" svg:width="6.5cm" svg:height="1.5cm" svg:x="17.5cm" svg:y="4cm">
            <draw:text-box>
              <text:p text:style-name="P19"><text:span text:style-name="T7">Iteration n+1</text:span></text:p>
            </draw:text-box>
          </draw:frame>
          <draw:frame draw:style-name="gr12" draw:text-style-name="P20" draw:layer="layout" svg:width="6.5cm" svg:height="1.5cm" svg:x="10.5cm" svg:y="4cm">
            <draw:text-box>
              <text:p text:style-name="P19"><text:span text:style-name="T7">Iteration n</text:span></text:p>
            </draw:text-box>
          </draw:frame>
          <draw:line draw:style-name="gr15" draw:text-style-name="P19" draw:layer="layout" svg:x1="3cm" svg:y1="8cm" svg:x2="3cm" svg:y2="9cm">
            <text:p/>
          </draw:line>
          <draw:line draw:style-name="gr15" draw:text-style-name="P19" draw:layer="layout" svg:x1="3cm" svg:y1="8cm" svg:x2="3cm" svg:y2="9cm">
            <text:p/>
          </draw:line>
          <draw:line draw:style-name="gr15" draw:text-style-name="P19" draw:layer="layout" svg:x1="24cm" svg:y1="8cm" svg:x2="24cm" svg:y2="9cm">
            <text:p/>
          </draw:line>
          <draw:line draw:style-name="gr15" draw:text-style-name="P19" draw:layer="layout" svg:x1="17cm" svg:y1="8cm" svg:x2="17cm" svg:y2="9cm">
            <text:p/>
          </draw:line>
          <draw:line draw:style-name="gr15" draw:text-style-name="P19" draw:layer="layout" svg:x1="10cm" svg:y1="8cm" svg:x2="10cm" svg:y2="9cm">
            <text:p/>
          </draw:line>
          <draw:frame draw:style-name="gr101" draw:text-style-name="P23" draw:layer="layout" svg:width="2cm" svg:height="3cm" svg:x="1.5cm" svg:y="5cm">
            <draw:text-box>
              <text:p text:style-name="P19"><text:span text:style-name="T1">...</text:span></text:p>
            </draw:text-box>
          </draw:frame>
          <draw:frame draw:style-name="gr105" draw:text-style-name="P20" draw:layer="layout" svg:width="7cm" svg:height="1.5cm" svg:x="3cm" svg:y="8.5cm">
            <draw:text-box>
              <text:p text:style-name="P19"><text:span text:style-name="T7">1-4 weeks</text:span></text:p>
            </draw:text-box>
          </draw:frame>
          <draw:frame draw:style-name="gr17" draw:text-style-name="P20" draw:layer="layout" svg:width="7cm" svg:height="1.5cm" svg:x="17cm" svg:y="8.5cm">
            <draw:text-box>
              <text:p text:style-name="P19"><text:span text:style-name="T7">1-4 weeks</text:span></text:p>
            </draw:text-box>
          </draw:frame>
          <draw:frame draw:style-name="gr106" draw:text-style-name="P20" draw:layer="layout" svg:width="7cm" svg:height="1.5cm" svg:x="10cm" svg:y="8.5cm">
            <draw:text-box>
              <text:p text:style-name="P19"><text:span text:style-name="T7">1-4 weeks</text:span></text:p>
            </draw:text-box>
          </draw:frame>
        </draw:g>
      </draw:page>
      <draw:page draw:name="page15" draw:style-name="dp1" draw:master-page-name="Default">
        <office:forms form:automatic-focus="false" form:apply-design-mode="false"/>
        <draw:g>
          <draw:line draw:style-name="gr107" draw:text-style-name="P105" draw:layer="layout" svg:x1="2.5cm" svg:y1="11.5cm" svg:x2="6.5cm" svg:y2="3cm">
            <text:p/>
          </draw:line>
          <draw:custom-shape draw:style-name="gr108" draw:text-style-name="P107" draw:layer="layout" svg:width="2cm" svg:height="2cm" svg:x="1.5cm" svg:y="10.5cm">
            <text:p text:style-name="P106"><text:span text:style-name="T29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09" draw:text-style-name="P105" draw:layer="layout" svg:x1="6.5cm" svg:y1="3cm" svg:x2="9cm" svg:y2="4.5cm">
              <text:p/>
            </draw:line>
            <draw:custom-shape draw:style-name="gr110" draw:text-style-name="P109" draw:layer="layout" svg:width="2cm" svg:height="2cm" svg:x="5.5cm" svg:y="2cm">
              <text:p text:style-name="P108"><text:span text:style-name="T30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1" draw:text-style-name="P105" draw:layer="layout" svg:x1="11cm" svg:y1="10cm" svg:x2="10.5cm" svg:y2="13cm">
              <text:p/>
            </draw:line>
            <draw:line draw:style-name="gr112" draw:text-style-name="P105" draw:layer="layout" svg:x1="10.5cm" svg:y1="7cm" svg:x2="11cm" svg:y2="10cm">
              <text:p/>
            </draw:line>
            <draw:line draw:style-name="gr113" draw:text-style-name="P105" draw:layer="layout" svg:x1="9cm" svg:y1="4.5cm" svg:x2="10.5cm" svg:y2="7cm">
              <text:p/>
            </draw:line>
            <draw:custom-shape draw:style-name="gr114" draw:text-style-name="P110" draw:layer="layout" svg:width="2cm" svg:height="2cm" svg:x="8cm" svg:y="3.5cm">
              <text:p text:style-name="P106"><text:span text:style-name="T29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5" draw:text-style-name="P110" draw:layer="layout" svg:width="2cm" svg:height="2cm" svg:x="9.5cm" svg:y="6cm">
              <text:p text:style-name="P106"><text:span text:style-name="T29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6" draw:text-style-name="P110" draw:layer="layout" svg:width="2cm" svg:height="2cm" svg:x="10cm" svg:y="9cm">
              <text:p text:style-name="P106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11" draw:layer="layout" svg:width="2cm" svg:height="2cm" svg:x="9.5cm" svg:y="12cm">
              <text:p text:style-name="P106"><text:span text:style-name="T29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8" draw:text-style-name="P112" draw:layer="layout" svg:width="2cm" svg:height="2cm" svg:x="5.5cm" svg:y="2cm">
            <text:p text:style-name="P106"><text:span text:style-name="T29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9" draw:text-style-name="P113" draw:layer="layout" svg:x1="25.5cm" svg:y1="10cm" svg:x2="24.5cm" svg:y2="7cm">
            <text:p/>
          </draw:line>
          <draw:line draw:style-name="gr120" draw:text-style-name="P113" draw:layer="layout" svg:x1="21cm" svg:y1="6.5cm" svg:x2="23.5cm" svg:y2="4.5cm">
            <text:p/>
          </draw:line>
          <draw:line draw:style-name="gr119" draw:text-style-name="P113" draw:layer="layout" svg:x1="17cm" svg:y1="11.5cm" svg:x2="18.5cm" svg:y2="8.5cm">
            <text:p/>
          </draw:line>
          <draw:line draw:style-name="gr119" draw:text-style-name="P113" draw:layer="layout" svg:x1="25cm" svg:y1="7cm" svg:x2="21cm" svg:y2="6.5cm">
            <text:p/>
          </draw:line>
          <draw:line draw:style-name="gr119" draw:text-style-name="P113" draw:layer="layout" svg:x1="18.5cm" svg:y1="8.5cm" svg:x2="21cm" svg:y2="6.5cm">
            <text:p/>
          </draw:line>
          <draw:line draw:style-name="gr120" draw:text-style-name="P113" draw:layer="layout" svg:x1="18.5cm" svg:y1="8.5cm" svg:x2="21cm" svg:y2="3cm">
            <text:p/>
          </draw:line>
          <draw:custom-shape draw:style-name="gr121" draw:text-style-name="P115" draw:layer="layout" svg:width="2cm" svg:height="2cm" svg:x="20cm" svg:y="5.5cm">
            <text:p text:style-name="P114"><text:span text:style-name="T31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115" draw:layer="layout" svg:width="2cm" svg:height="2cm" svg:x="17.5cm" svg:y="7.5cm">
            <text:p text:style-name="P114"><text:span text:style-name="T31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115" draw:layer="layout" svg:width="2cm" svg:height="2cm" svg:x="16cm" svg:y="10.5cm">
            <text:p text:style-name="P114"><text:span text:style-name="T31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22" draw:text-style-name="P116" draw:layer="layout" svg:x1="21cm" svg:y1="3cm" svg:x2="23.5cm" svg:y2="4.5cm">
              <text:p/>
            </draw:line>
            <draw:custom-shape draw:style-name="gr123" draw:text-style-name="P117" draw:layer="layout" svg:width="2cm" svg:height="2cm" svg:x="20cm" svg:y="2cm">
              <text:p text:style-name="P114"><text:span text:style-name="T31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2" draw:text-style-name="P116" draw:layer="layout" svg:x1="25.5cm" svg:y1="10cm" svg:x2="25cm" svg:y2="13cm">
              <text:p/>
            </draw:line>
            <draw:line draw:style-name="gr122" draw:text-style-name="P116" draw:layer="layout" svg:x1="25cm" svg:y1="7cm" svg:x2="25.5cm" svg:y2="10cm">
              <text:p/>
            </draw:line>
            <draw:line draw:style-name="gr122" draw:text-style-name="P116" draw:layer="layout" svg:x1="23.5cm" svg:y1="4.5cm" svg:x2="25cm" svg:y2="7cm">
              <text:p/>
            </draw:line>
            <draw:custom-shape draw:style-name="gr123" draw:text-style-name="P117" draw:layer="layout" svg:width="2cm" svg:height="2cm" svg:x="22.5cm" svg:y="3.5cm">
              <text:p text:style-name="P114"><text:span text:style-name="T31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4" draw:text-style-name="P119" draw:layer="layout" svg:width="2cm" svg:height="2cm" svg:x="24cm" svg:y="6cm">
              <text:p text:style-name="P118"><text:span text:style-name="T32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21" draw:layer="layout" svg:width="2cm" svg:height="2cm" svg:x="24.5cm" svg:y="9cm">
              <text:p text:style-name="P120"><text:span text:style-name="T3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122" draw:layer="layout" svg:width="2cm" svg:height="2cm" svg:x="24cm" svg:y="12cm">
              <text:p text:style-name="P114"><text:span text:style-name="T31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1" draw:text-style-name="P115" draw:layer="layout" svg:width="2cm" svg:height="2cm" svg:x="23.5cm" svg:y="6cm">
            <text:p text:style-name="P114"><text:span text:style-name="T31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123" draw:layer="layout" svg:width="2cm" svg:height="2cm" svg:x="24.5cm" svg:y="9cm">
            <text:p text:style-name="P114"><text:span text:style-name="T31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6" draw:style-name="dp1" draw:master-page-name="Default">
        <office:forms form:automatic-focus="false" form:apply-design-mode="false"/>
        <draw:g>
          <draw:path draw:style-name="gr128" draw:text-style-name="P124" draw:layer="layout" svg:width="10.499cm" svg:height="4.499cm" svg:x="13.475cm" svg:y="2.387cm" svg:viewBox="0 0 10500 4500" svg:d="M0 4500c10500-6000 10500-6000 10500 0z">
            <text:p/>
          </draw:path>
          <draw:path draw:style-name="gr129" draw:text-style-name="P125" draw:layer="layout" svg:width="10.499cm" svg:height="2.021cm" svg:x="2.975cm" svg:y="6.887cm" svg:viewBox="0 0 10500 2022" svg:d="M0 0c1000 1000 3500 4000 10500 0z">
            <text:p/>
          </draw:path>
          <draw:line draw:style-name="gr130" draw:text-style-name="P126" draw:layer="layout" svg:x1="0.975cm" svg:y1="6.887cm" svg:x2="26.975cm" svg:y2="6.887cm">
            <text:p/>
          </draw:line>
          <draw:frame draw:style-name="gr131" draw:text-style-name="P127" draw:layer="layout" svg:width="2.405cm" svg:height="1.345cm" svg:x="24.475cm" svg:y="6.761cm">
            <draw:text-box>
              <text:p text:style-name="P21">time</text:p>
            </draw:text-box>
          </draw:frame>
          <draw:line draw:style-name="gr132" draw:text-style-name="P126" draw:layer="layout" svg:x1="2.975cm" svg:y1="6.387cm" svg:x2="2.975cm" svg:y2="7.387cm">
            <text:p/>
          </draw:line>
          <draw:line draw:style-name="gr132" draw:text-style-name="P126" draw:layer="layout" svg:x1="2.975cm" svg:y1="6.387cm" svg:x2="2.975cm" svg:y2="7.387cm">
            <text:p/>
          </draw:line>
          <draw:line draw:style-name="gr132" draw:text-style-name="P126" draw:layer="layout" svg:x1="23.975cm" svg:y1="6.387cm" svg:x2="23.975cm" svg:y2="7.387cm">
            <text:p/>
          </draw:line>
          <draw:line draw:style-name="gr132" draw:text-style-name="P126" draw:layer="layout" svg:x1="16.975cm" svg:y1="6.387cm" svg:x2="16.975cm" svg:y2="7.387cm">
            <text:p/>
          </draw:line>
          <draw:line draw:style-name="gr132" draw:text-style-name="P126" draw:layer="layout" svg:x1="9.975cm" svg:y1="6.387cm" svg:x2="9.975cm" svg:y2="7.387cm">
            <text:p/>
          </draw:line>
          <draw:line draw:style-name="gr132" draw:text-style-name="P126" draw:layer="layout" svg:x1="20.475cm" svg:y1="6.387cm" svg:x2="20.475cm" svg:y2="7.387cm">
            <text:p/>
          </draw:line>
          <draw:line draw:style-name="gr132" draw:text-style-name="P126" draw:layer="layout" svg:x1="13.475cm" svg:y1="6.387cm" svg:x2="13.475cm" svg:y2="7.387cm">
            <text:p/>
          </draw:line>
          <draw:line draw:style-name="gr132" draw:text-style-name="P126" draw:layer="layout" svg:x1="6.475cm" svg:y1="6.387cm" svg:x2="6.475cm" svg:y2="7.387cm">
            <text:p/>
          </draw:line>
          <draw:frame draw:style-name="gr133" draw:text-style-name="P128" draw:layer="layout" svg:width="9cm" svg:height="2.5cm" svg:x="1cm" svg:y="4cm">
            <draw:text-box>
              <text:p text:style-name="P9"><text:span text:style-name="T20">Plan-driven methods</text:span></text:p>
              <text:p text:style-name="P9"><text:span text:style-name="T20">Long iterations</text:span></text:p>
            </draw:text-box>
          </draw:frame>
        </draw:g>
        <draw:g>
          <draw:path draw:style-name="gr134" draw:layer="layout" svg:width="3.499cm" svg:height="1.998cm" svg:x="2.975cm" svg:y="11.388cm" svg:viewBox="0 0 3500 1999" svg:d="M0 1000c0 0 0 2249 1750 0s1750 0 1750 0z">
            <text:p/>
          </draw:path>
          <draw:path draw:style-name="gr134" draw:layer="layout" svg:width="3.499cm" svg:height="1.998cm" svg:x="16.975cm" svg:y="11.388cm" svg:viewBox="0 0 3500 1999" svg:d="M0 1000c0 0 0 2249 1750 0s1750 0 1750 0z">
            <text:p/>
          </draw:path>
          <draw:path draw:style-name="gr134" draw:layer="layout" svg:width="3.499cm" svg:height="1.998cm" svg:x="13.475cm" svg:y="11.388cm" svg:viewBox="0 0 3500 1999" svg:d="M0 1000c0 0 0 2249 1750 0s1750 0 1750 0z">
            <text:p/>
          </draw:path>
          <draw:path draw:style-name="gr134" draw:layer="layout" svg:width="3.499cm" svg:height="1.998cm" svg:x="9.975cm" svg:y="11.388cm" svg:viewBox="0 0 3500 1999" svg:d="M0 1000c0 0 0 2249 1750 0s1750 0 1750 0z">
            <text:p/>
          </draw:path>
          <draw:path draw:style-name="gr134" draw:layer="layout" svg:width="3.499cm" svg:height="1.998cm" svg:x="6.475cm" svg:y="11.387cm" svg:viewBox="0 0 3500 1999" svg:d="M0 1000c0 0 0 2249 1750 0s1750 0 1750 0z">
            <text:p/>
          </draw:path>
          <draw:line draw:style-name="gr13" draw:text-style-name="P19" draw:layer="layout" svg:x1="0.975cm" svg:y1="12.387cm" svg:x2="26.975cm" svg:y2="12.387cm">
            <text:p/>
          </draw:line>
          <draw:frame draw:style-name="gr135" draw:text-style-name="P22" draw:layer="layout" svg:width="2.405cm" svg:height="1.345cm" svg:x="24.475cm" svg:y="12.261cm">
            <draw:text-box>
              <text:p text:style-name="P21">time</text:p>
            </draw:text-box>
          </draw:frame>
          <draw:line draw:style-name="gr15" draw:text-style-name="P19" draw:layer="layout" svg:x1="2.975cm" svg:y1="11.887cm" svg:x2="2.975cm" svg:y2="12.887cm">
            <text:p/>
          </draw:line>
          <draw:line draw:style-name="gr15" draw:text-style-name="P19" draw:layer="layout" svg:x1="2.975cm" svg:y1="11.887cm" svg:x2="2.975cm" svg:y2="12.887cm">
            <text:p/>
          </draw:line>
          <draw:line draw:style-name="gr15" draw:text-style-name="P19" draw:layer="layout" svg:x1="23.975cm" svg:y1="11.887cm" svg:x2="23.975cm" svg:y2="12.887cm">
            <text:p/>
          </draw:line>
          <draw:line draw:style-name="gr15" draw:text-style-name="P19" draw:layer="layout" svg:x1="16.975cm" svg:y1="11.887cm" svg:x2="16.975cm" svg:y2="12.887cm">
            <text:p/>
          </draw:line>
          <draw:line draw:style-name="gr15" draw:text-style-name="P19" draw:layer="layout" svg:x1="9.975cm" svg:y1="11.887cm" svg:x2="9.975cm" svg:y2="12.887cm">
            <text:p/>
          </draw:line>
          <draw:line draw:style-name="gr15" draw:text-style-name="P19" draw:layer="layout" svg:x1="20.475cm" svg:y1="11.887cm" svg:x2="20.475cm" svg:y2="12.887cm">
            <text:p/>
          </draw:line>
          <draw:line draw:style-name="gr15" draw:text-style-name="P19" draw:layer="layout" svg:x1="13.475cm" svg:y1="11.887cm" svg:x2="13.475cm" svg:y2="12.887cm">
            <text:p/>
          </draw:line>
          <draw:line draw:style-name="gr15" draw:text-style-name="P19" draw:layer="layout" svg:x1="6.475cm" svg:y1="11.887cm" svg:x2="6.475cm" svg:y2="12.887cm">
            <text:p/>
          </draw:line>
          <draw:path draw:style-name="gr134" draw:layer="layout" svg:width="3.499cm" svg:height="1.998cm" svg:x="20.475cm" svg:y="11.388cm" svg:viewBox="0 0 3500 1999" svg:d="M0 1000c0 0 0 2249 1750 0s1750 0 1750 0z">
            <text:p/>
          </draw:path>
          <draw:frame draw:style-name="gr136" draw:text-style-name="P129" draw:layer="layout" svg:width="9cm" svg:height="2.5cm" svg:x="18cm" svg:y="9cm">
            <draw:text-box>
              <text:p text:style-name="P21"><text:span text:style-name="T20">Agile methods</text:span></text:p>
              <text:p text:style-name="P21"><text:span text:style-name="T20">Short iterations</text:span></text:p>
            </draw:text-box>
          </draw:frame>
        </draw:g>
      </draw:page>
      <draw:page draw:name="page17" draw:style-name="dp1" draw:master-page-name="Default">
        <office:forms form:automatic-focus="false" form:apply-design-mode="false"/>
        <draw:g>
          <draw:g>
            <draw:g>
              <draw:custom-shape draw:style-name="gr137" draw:text-style-name="P131" draw:layer="layout" svg:width="10.5cm" svg:height="1cm" draw:transform="rotate (1.5707963267949) translate (1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38" draw:text-style-name="P132" draw:layer="layout" svg:width="10.5cm" svg:height="1cm" draw:transform="rotate (1.5707963267949) translate (1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39" draw:text-style-name="P133" draw:layer="layout" svg:width="10.5cm" svg:height="1cm" draw:transform="rotate (1.5707963267949) translate (1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0" draw:text-style-name="P134" draw:layer="layout" svg:width="10.5cm" svg:height="1cm" draw:transform="rotate (1.5707963267949) translate (15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1" draw:text-style-name="P135" draw:layer="layout" svg:width="10.5cm" svg:height="1cm" draw:transform="rotate (1.5707963267949) translate (17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2" draw:text-style-name="P136" draw:layer="layout" svg:width="10.5cm" svg:height="1cm" draw:transform="rotate (1.5707963267949) translate (16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3" draw:text-style-name="P137" draw:layer="layout" svg:width="10.5cm" svg:height="1cm" draw:transform="rotate (1.5707963267949) translate (2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4" draw:text-style-name="P138" draw:layer="layout" svg:width="10.5cm" svg:height="1cm" draw:transform="rotate (1.5707963267949) translate (2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5" draw:text-style-name="P139" draw:layer="layout" svg:width="10.5cm" svg:height="1cm" draw:transform="rotate (1.5707963267949) translate (2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46" draw:text-style-name="P141" draw:layer="layout" svg:width="18.5cm" svg:height="2cm" svg:x="5cm" svg:y="5.5cm">
              <text:p text:style-name="P140"><text:span text:style-name="T34">User interface</text:span></text:p>
              <draw:enhanced-geometry svg:viewBox="0 0 21600 21600" draw:type="rectangle" draw:enhanced-path="M 0 0 L 21600 0 21600 21600 0 21600 0 0 Z N"/>
            </draw:custom-shape>
            <draw:custom-shape draw:style-name="gr146" draw:text-style-name="P141" draw:layer="layout" svg:width="18.5cm" svg:height="2cm" svg:x="5cm" svg:y="10.5cm">
              <text:p text:style-name="P140"><text:span text:style-name="T34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146" draw:text-style-name="P141" draw:layer="layout" svg:width="18.5cm" svg:height="2cm" svg:x="5cm" svg:y="8cm">
              <text:p text:style-name="P140"><text:span text:style-name="T34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147" draw:text-style-name="P142" draw:layer="layout" svg:x1="4cm" svg:y1="13cm" svg:x2="24cm" svg:y2="13cm">
            <text:p text:style-name="P21"><text:span text:style-name="T34"/></text:p>
            <text:p text:style-name="P21"><text:span text:style-name="T34"/></text:p>
            <text:p text:style-name="P21"><text:span text:style-name="T34">Business domains</text:span></text:p>
          </draw:line>
          <draw:line draw:style-name="gr147" draw:text-style-name="P142" draw:layer="layout" svg:x1="4.5cm" svg:y1="13.5cm" svg:x2="4.5cm" svg:y2="2cm">
            <text:p text:style-name="P21"><text:span text:style-name="T34">Technical domains</text:span></text:p>
            <text:p text:style-name="P21"><text:span text:style-name="T34"/></text:p>
            <text:p text:style-name="P21"><text:span text:style-name="T34"/></text:p>
          </draw:line>
        </draw:g>
      </draw:page>
      <draw:page draw:name="page18" draw:style-name="dp1" draw:master-page-name="Default">
        <office:forms form:automatic-focus="false" form:apply-design-mode="false"/>
        <draw:g>
          <draw:custom-shape draw:style-name="gr148" draw:text-style-name="P144" draw:layer="layout" svg:width="9cm" svg:height="10.5cm" svg:x="0.5cm" svg:y="2.5cm">
            <text:p text:style-name="P143"><text:span text:style-name="T35">Open source</text:span></text:p>
            <draw:enhanced-geometry svg:viewBox="0 0 21600 21600" draw:type="rectangle" draw:enhanced-path="M 0 0 L 21600 0 21600 21600 0 21600 0 0 Z N"/>
          </draw:custom-shape>
          <draw:custom-shape draw:style-name="gr149" draw:text-style-name="P146" draw:layer="layout" svg:width="18cm" svg:height="10.5cm" svg:x="9.5cm" svg:y="2.5cm">
            <text:p text:style-name="P145"><text:span text:style-name="T36">Company</text:span></text:p>
            <draw:enhanced-geometry svg:viewBox="0 0 21600 21600" draw:type="rectangle" draw:enhanced-path="M 0 0 L 21600 0 21600 21600 0 21600 0 0 Z N"/>
          </draw:custom-shape>
          <draw:line draw:style-name="gr150" draw:text-style-name="P147" draw:layer="layout" svg:x1="18.5cm" svg:y1="2cm" svg:x2="27.5cm" svg:y2="2cm">
            <text:p><text:span text:style-name="T37"><text:s/></text:span><text:span text:style-name="T37">Agile Methods </text:span></text:p>
          </draw:line>
          <draw:line draw:style-name="gr151" draw:text-style-name="P147" draw:layer="layout" svg:x1="0.5cm" svg:y1="13.5cm" svg:x2="9.5cm" svg:y2="13.5cm">
            <text:p><text:span text:style-name="T37"><text:s/></text:span><text:span text:style-name="T37">Not differentiating </text:span></text:p>
          </draw:line>
          <draw:line draw:style-name="gr151" draw:text-style-name="P147" draw:layer="layout" svg:x1="9.5cm" svg:y1="13.5cm" svg:x2="27.5cm" svg:y2="13.5cm">
            <text:p><text:span text:style-name="T37"><text:s/></text:span><text:span text:style-name="T37">Competitively differentiating </text:span></text:p>
          </draw:line>
          <draw:g>
            <draw:g>
              <draw:custom-shape draw:style-name="gr152" draw:text-style-name="P149" draw:layer="layout" svg:width="3cm" svg:height="9.5cm" svg:x="18cm" svg:y="3cm">
                <text:p text:style-name="P148"><text:span text:style-name="T38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3" draw:text-style-name="P151" draw:layer="layout" svg:width="8cm" svg:height="0.667cm" draw:transform="rotate (1.5707963267949) translate (18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4" draw:text-style-name="P152" draw:layer="layout" svg:width="8cm" svg:height="0.667cm" draw:transform="rotate (1.5707963267949) translate (19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5" draw:text-style-name="P153" draw:layer="layout" svg:width="8cm" svg:height="0.666cm" draw:transform="rotate (1.5707963267949) translate (19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2" draw:text-style-name="P149" draw:layer="layout" svg:width="3cm" svg:height="9.5cm" svg:x="24cm" svg:y="3cm">
                <text:p text:style-name="P148"><text:span text:style-name="T38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6" draw:text-style-name="P154" draw:layer="layout" svg:width="8cm" svg:height="0.667cm" draw:transform="rotate (1.5707963267949) translate (24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7" draw:text-style-name="P155" draw:layer="layout" svg:width="8cm" svg:height="0.667cm" draw:transform="rotate (1.5707963267949) translate (25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8" draw:text-style-name="P156" draw:layer="layout" svg:width="8cm" svg:height="0.666cm" draw:transform="rotate (1.5707963267949) translate (25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2" draw:text-style-name="P149" draw:layer="layout" svg:width="3cm" svg:height="9.5cm" svg:x="21cm" svg:y="3cm">
                <text:p text:style-name="P148"><text:span text:style-name="T38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9" draw:text-style-name="P157" draw:layer="layout" svg:width="8cm" svg:height="0.667cm" draw:transform="rotate (1.5707963267949) translate (21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0" draw:text-style-name="P158" draw:layer="layout" svg:width="8cm" svg:height="0.667cm" draw:transform="rotate (1.5707963267949) translate (22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1" draw:text-style-name="P159" draw:layer="layout" svg:width="8cm" svg:height="0.666cm" draw:transform="rotate (1.5707963267949) translate (22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62" draw:text-style-name="P161" draw:layer="layout" svg:width="17cm" svg:height="1.5cm" svg:x="10cm" svg:y="6cm">
            <text:p text:style-name="P160"><text:span text:style-name="T40">User interface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61" draw:layer="layout" svg:width="17cm" svg:height="1.5cm" svg:x="10cm" svg:y="8cm">
            <text:p text:style-name="P160"><text:span text:style-name="T40">Domain model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61" draw:layer="layout" svg:width="17cm" svg:height="1.5cm" svg:x="10cm" svg:y="10cm">
            <text:p text:style-name="P160"><text:span text:style-name="T40">Persistence layer</text:span></text:p>
            <draw:enhanced-geometry svg:viewBox="0 0 21600 21600" draw:type="rectangle" draw:enhanced-path="M 0 0 L 21600 0 21600 21600 0 21600 0 0 Z N"/>
          </draw:custom-shape>
          <draw:line draw:style-name="gr150" draw:text-style-name="P147" draw:layer="layout" svg:x1="9.5cm" svg:y1="2cm" svg:x2="18.5cm" svg:y2="2cm">
            <text:p><text:span text:style-name="T37"><text:s/></text:span><text:span text:style-name="T37">Inner Source </text:span></text:p>
          </draw:line>
          <draw:line draw:style-name="gr150" draw:text-style-name="P147" draw:layer="layout" svg:x1="0.5cm" svg:y1="2cm" svg:x2="9.5cm" svg:y2="2cm">
            <text:p><text:span text:style-name="T37"><text:s/></text:span><text:span text:style-name="T37">Open Source </text:span></text:p>
          </draw:line>
          <draw:line draw:style-name="gr163" draw:text-style-name="P49" draw:layer="layout" svg:x1="21.1cm" svg:y1="3cm" svg:x2="21cm" svg:y2="12.5cm">
            <text:p/>
          </draw:line>
          <draw:line draw:style-name="gr163" draw:text-style-name="P49" draw:layer="layout" svg:x1="24cm" svg:y1="3cm" svg:x2="24cm" svg:y2="12.5cm">
            <text:p/>
          </draw:line>
        </draw:g>
      </draw:page>
      <draw:page draw:name="page19" draw:style-name="dp1" draw:master-page-name="Default">
        <office:forms form:automatic-focus="false" form:apply-design-mode="false"/>
        <draw:g>
          <draw:g>
            <draw:line draw:style-name="gr13" draw:text-style-name="P19" draw:layer="layout" svg:x1="1cm" svg:y1="12.5cm" svg:x2="27cm" svg:y2="12.5cm">
              <text:p/>
            </draw:line>
            <draw:frame draw:style-name="gr135" draw:text-style-name="P22" draw:layer="layout" svg:width="2.405cm" svg:height="1.345cm" svg:x="24.5cm" svg:y="12.374cm">
              <draw:text-box>
                <text:p text:style-name="P21">time</text:p>
              </draw:text-box>
            </draw:frame>
            <draw:frame draw:style-name="gr101" draw:text-style-name="P23" draw:layer="layout" svg:width="2cm" svg:height="3cm" svg:x="24.5cm" svg:y="9cm">
              <draw:text-box>
                <text:p text:style-name="P19"><text:span text:style-name="T1">...</text:span></text:p>
              </draw:text-box>
            </draw:frame>
            <draw:g>
              <draw:custom-shape draw:style-name="gr164" draw:text-style-name="P162" draw:layer="layout" svg:width="2.5cm" svg:height="2cm" svg:x="3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5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7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7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9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21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0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2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14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5" draw:text-style-name="P20" draw:layer="layout" svg:width="6.5cm" svg:height="1.5cm" svg:x="3.5cm" svg:y="8cm">
              <draw:text-box>
                <text:p text:style-name="P19"><text:span text:style-name="T7">Sprint n-1</text:span></text:p>
              </draw:text-box>
            </draw:frame>
            <draw:frame draw:style-name="gr105" draw:text-style-name="P20" draw:layer="layout" svg:width="6.5cm" svg:height="1.5cm" svg:x="17.5cm" svg:y="8cm">
              <draw:text-box>
                <text:p text:style-name="P19"><text:span text:style-name="T7">Sprint n+1</text:span></text:p>
              </draw:text-box>
            </draw:frame>
            <draw:frame draw:style-name="gr105" draw:text-style-name="P20" draw:layer="layout" svg:width="6.5cm" svg:height="1.5cm" svg:x="10.5cm" svg:y="8cm">
              <draw:text-box>
                <text:p text:style-name="P19"><text:span text:style-name="T7">Sprint n</text:span></text:p>
              </draw:text-box>
            </draw:frame>
            <draw:line draw:style-name="gr15" draw:text-style-name="P19" draw:layer="layout" svg:x1="3cm" svg:y1="12cm" svg:x2="3cm" svg:y2="13cm">
              <text:p/>
            </draw:line>
            <draw:line draw:style-name="gr15" draw:text-style-name="P19" draw:layer="layout" svg:x1="3cm" svg:y1="12cm" svg:x2="3cm" svg:y2="13cm">
              <text:p/>
            </draw:line>
            <draw:line draw:style-name="gr15" draw:text-style-name="P19" draw:layer="layout" svg:x1="24cm" svg:y1="12cm" svg:x2="24cm" svg:y2="13cm">
              <text:p/>
            </draw:line>
            <draw:line draw:style-name="gr15" draw:text-style-name="P19" draw:layer="layout" svg:x1="17cm" svg:y1="12cm" svg:x2="17cm" svg:y2="13cm">
              <text:p/>
            </draw:line>
            <draw:line draw:style-name="gr15" draw:text-style-name="P19" draw:layer="layout" svg:x1="10cm" svg:y1="12cm" svg:x2="10cm" svg:y2="13cm">
              <text:p/>
            </draw:line>
            <draw:frame draw:style-name="gr101" draw:text-style-name="P23" draw:layer="layout" svg:width="2cm" svg:height="3cm" svg:x="1.5cm" svg:y="9cm">
              <draw:text-box>
                <text:p text:style-name="P19"><text:span text:style-name="T1">...</text:span></text:p>
              </draw:text-box>
            </draw:frame>
            <draw:frame draw:style-name="gr12" draw:text-style-name="P20" draw:layer="layout" svg:width="6.5cm" svg:height="1.5cm" svg:x="3.5cm" svg:y="12.5cm">
              <draw:text-box>
                <text:p text:style-name="P19"><text:span text:style-name="T7">1-4 weeks</text:span></text:p>
              </draw:text-box>
            </draw:frame>
            <draw:frame draw:style-name="gr12" draw:text-style-name="P20" draw:layer="layout" svg:width="6.5cm" svg:height="1.5cm" svg:x="17.5cm" svg:y="12.5cm">
              <draw:text-box>
                <text:p text:style-name="P19"><text:span text:style-name="T7">1-4 weeks</text:span></text:p>
              </draw:text-box>
            </draw:frame>
            <draw:frame draw:style-name="gr12" draw:text-style-name="P20" draw:layer="layout" svg:width="6.5cm" svg:height="1.5cm" svg:x="10.5cm" svg:y="12.5cm">
              <draw:text-box>
                <text:p text:style-name="P19"><text:span text:style-name="T7">1-4 weeks</text:span></text:p>
              </draw:text-box>
            </draw:frame>
          </draw:g>
          <draw:g>
            <draw:line draw:style-name="gr13" draw:text-style-name="P19" draw:layer="layout" svg:x1="1cm" svg:y1="5.5cm" svg:x2="27cm" svg:y2="5.5cm">
              <text:p/>
            </draw:line>
            <draw:frame draw:style-name="gr14" draw:text-style-name="P22" draw:layer="layout" svg:width="2.5cm" svg:height="1.5cm" svg:x="24.5cm" svg:y="5.5cm">
              <draw:text-box>
                <text:p text:style-name="P21">time</text:p>
              </draw:text-box>
            </draw:frame>
            <draw:line draw:style-name="gr15" draw:text-style-name="P19" draw:layer="layout" svg:x1="3cm" svg:y1="5cm" svg:x2="3cm" svg:y2="6cm">
              <text:p/>
            </draw:line>
            <draw:frame draw:style-name="gr167" draw:text-style-name="P20" draw:layer="layout" svg:width="7cm" svg:height="1.5cm" svg:x="3cm" svg:y="5.5cm">
              <draw:text-box>
                <text:p text:style-name="P19"><text:span text:style-name="T7">6-12 months</text:span></text:p>
              </draw:text-box>
            </draw:frame>
            <draw:frame draw:style-name="gr167" draw:text-style-name="P20" draw:layer="layout" svg:width="7cm" svg:height="1.5cm" svg:x="17cm" svg:y="5.5cm">
              <draw:text-box>
                <text:p text:style-name="P19"><text:span text:style-name="T7">6-12 months</text:span></text:p>
              </draw:text-box>
            </draw:frame>
            <draw:frame draw:style-name="gr167" draw:text-style-name="P20" draw:layer="layout" svg:width="7cm" svg:height="1.5cm" svg:x="10cm" svg:y="5.5cm">
              <draw:text-box>
                <text:p text:style-name="P19"><text:span text:style-name="T7">6-12 months</text:span></text:p>
              </draw:text-box>
            </draw:frame>
            <draw:custom-shape draw:style-name="gr168" draw:text-style-name="P165" draw:layer="layout" svg:width="7cm" svg:height="2.487cm" svg:x="3cm" svg:y="2cm">
              <text:p text:style-name="P65"><text:span text:style-name="T22"><text:s text:c="3"/></text:span><text:span text:style-name="T22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68" draw:text-style-name="P165" draw:layer="layout" svg:width="7cm" svg:height="2.487cm" svg:x="10cm" svg:y="2.013cm">
              <text:p text:style-name="P65"><text:span text:style-name="T22"><text:s text:c="3"/></text:span><text:span text:style-name="T22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68" draw:text-style-name="P165" draw:layer="layout" svg:width="7cm" svg:height="2.487cm" svg:x="17cm" svg:y="2cm">
              <text:p text:style-name="P65"><text:span text:style-name="T22"><text:s text:c="3"/></text:span><text:span text:style-name="T22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01" draw:text-style-name="P23" draw:layer="layout" svg:width="2cm" svg:height="3cm" svg:x="24.5cm" svg:y="2cm">
              <draw:text-box>
                <text:p text:style-name="P19"><text:span text:style-name="T1">...</text:span></text:p>
              </draw:text-box>
            </draw:frame>
            <draw:line draw:style-name="gr15" draw:text-style-name="P19" draw:layer="layout" svg:x1="3cm" svg:y1="5cm" svg:x2="3cm" svg:y2="6cm">
              <text:p/>
            </draw:line>
            <draw:line draw:style-name="gr15" draw:text-style-name="P19" draw:layer="layout" svg:x1="24cm" svg:y1="5cm" svg:x2="24cm" svg:y2="6cm">
              <text:p/>
            </draw:line>
            <draw:line draw:style-name="gr15" draw:text-style-name="P19" draw:layer="layout" svg:x1="17cm" svg:y1="5cm" svg:x2="17cm" svg:y2="6cm">
              <text:p/>
            </draw:line>
            <draw:line draw:style-name="gr15" draw:text-style-name="P19" draw:layer="layout" svg:x1="10cm" svg:y1="5cm" svg:x2="10cm" svg:y2="6cm">
              <text:p/>
            </draw:line>
          </draw:g>
          <draw:path draw:style-name="gr23" draw:text-style-name="P27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</draw:page>
      <draw:page draw:name="page20" draw:style-name="dp1" draw:master-page-name="Default">
        <office:forms form:automatic-focus="false" form:apply-design-mode="false"/>
        <draw:g>
          <draw:line draw:style-name="gr169" draw:text-style-name="P19" draw:layer="layout" svg:x1="7.001cm" svg:y1="4.501cm" svg:x2="16.001cm" svg:y2="4.501cm">
            <text:p/>
          </draw:line>
          <draw:line draw:style-name="gr67" draw:text-style-name="P19" draw:layer="layout" svg:x1="11.001cm" svg:y1="11.001cm" svg:x2="16.001cm" svg:y2="4.501cm">
            <text:p/>
          </draw:line>
          <draw:line draw:style-name="gr67" draw:text-style-name="P19" draw:layer="layout" svg:x1="14.501cm" svg:y1="11.001cm" svg:x2="16.001cm" svg:y2="4.501cm">
            <text:p/>
          </draw:line>
          <draw:line draw:style-name="gr67" draw:text-style-name="P19" draw:layer="layout" svg:x1="16.001cm" svg:y1="4.501cm" svg:x2="21.001cm" svg:y2="11.001cm">
            <text:p/>
          </draw:line>
          <draw:custom-shape draw:style-name="gr74" draw:text-style-name="P166" draw:layer="layout" svg:width="3cm" svg:height="3cm" svg:x="19.5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6" draw:layer="layout" svg:width="3cm" svg:height="3cm" svg:x="9.5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67" draw:layer="layout" svg:width="3cm" svg:height="3cm" svg:x="5.501cm" svg:y="3.001cm">
            <text:p text:style-name="P85"><text:span text:style-name="T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6" draw:layer="layout" svg:width="3cm" svg:height="3cm" svg:x="13.0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169" draw:layer="layout" svg:width="3cm" svg:height="3cm" svg:x="16.401cm" svg:y="9.501cm">
            <text:p text:style-name="P168"><text:span text:style-name="T41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167" draw:layer="layout" svg:width="3cm" svg:height="3cm" svg:x="5.501cm" svg:y="3.001cm">
            <text:p text:style-name="P85"><text:span text:style-name="T3">PM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70" draw:layer="layout" svg:width="3cm" svg:height="3cm" svg:x="14.501cm" svg:y="3.001cm">
            <text:p text:style-name="P85"><text:span text:style-name="T3">EM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19.5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13.0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9.5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</draw:g>
      </draw:page>
      <draw:page draw:name="page21" draw:style-name="dp1" draw:master-page-name="Default">
        <office:forms form:automatic-focus="false" form:apply-design-mode="false"/>
        <draw:g>
          <draw:custom-shape draw:style-name="gr174" draw:text-style-name="P173" draw:layer="layout" svg:width="7cm" svg:height="6cm" svg:x="5.48cm" svg:y="3cm">
            <text:p text:style-name="P172"><text:span text:style-name="T42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75" draw:text-style-name="P41" draw:layer="layout" svg:width="5cm" svg:height="6cm" svg:x="1cm" svg:y="3cm">
            <draw:text-box>
              <text:p text:style-name="P19"><text:span text:style-name="T13">...</text:span></text:p>
            </draw:text-box>
          </draw:frame>
          <draw:frame draw:style-name="gr175" draw:text-style-name="P41" draw:layer="layout" svg:width="5cm" svg:height="6cm" svg:x="22cm" svg:y="3cm">
            <draw:text-box>
              <text:p text:style-name="P19"><text:span text:style-name="T13">...</text:span></text:p>
            </draw:text-box>
          </draw:frame>
          <draw:line draw:style-name="gr13" draw:text-style-name="P19" draw:layer="layout" svg:x1="1cm" svg:y1="9.5cm" svg:x2="27cm" svg:y2="9.5cm">
            <text:p/>
          </draw:line>
          <draw:frame draw:style-name="gr176" draw:text-style-name="P20" draw:layer="layout" svg:width="2.476cm" svg:height="1.481cm" svg:x="24.524cm" svg:y="9.519cm">
            <draw:text-box>
              <text:p text:style-name="P19"><text:span text:style-name="T7">time</text:span></text:p>
            </draw:text-box>
          </draw:frame>
          <draw:custom-shape draw:style-name="gr177" draw:text-style-name="P174" draw:layer="layout" svg:width="7cm" svg:height="6cm" svg:x="15.5cm" svg:y="3cm">
            <text:p text:style-name="P172"><text:span text:style-name="T42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78" draw:text-style-name="P175" draw:layer="layout" svg:width="7cm" svg:height="6cm" svg:x="10.5cm" svg:y="3cm">
            <text:p text:style-name="P172"><text:span text:style-name="T42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179" draw:text-style-name="P19" draw:layer="layout" svg:x1="5cm" svg:y1="9cm" svg:x2="5cm" svg:y2="10cm">
            <text:p/>
          </draw:line>
          <draw:line draw:style-name="gr179" draw:text-style-name="P19" draw:layer="layout" svg:x1="23cm" svg:y1="9cm" svg:x2="23cm" svg:y2="10cm">
            <text:p/>
          </draw:lin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D</text:span></text:p>
            <text:p><text:span text:style-name="T1"/></text:p>
            <text:p><text:span text:style-name="T1">Product Management</text:span></text:p>
          </draw:text-box>
        </draw:frame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E</text:span></text:p>
            <text:p><text:span text:style-name="T1"/></text:p>
            <text:p><text:span text:style-name="T1">Software Development</text:span></text:p>
          </draw:text-box>
        </draw:frame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F</text:span></text:p>
            <text:p><text:span text:style-name="T1"/></text:p>
            <text:p><text:span text:style-name="T1">Quality Assurance</text:span></text:p>
          </draw:text-box>
        </draw:frame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G</text:span></text:p>
            <text:p><text:span text:style-name="T1"/></text:p>
            <text:p><text:span text:style-name="T1">Process Improvem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4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4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1DT23H6M33S</meta:editing-duration>
    <meta:editing-cycles>277</meta:editing-cycles>
    <meta:generator>LibreOffice/7.1.1.2$Linux_X86_64 LibreOffice_project/dd797d330b34196606d0870aaa694e9504402ca1</meta:generator>
    <meta:initial-creator>Dirk Riehle</meta:initial-creator>
    <dc:date>2021-03-10T11:48:22.933701885</dc:date>
    <dc:creator>Dirk Riehle</dc:creator>
    <meta:document-statistic meta:object-count="468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